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table:style-name="ce2" table:formula="of:=SUM([.B2:.B101])" office:value-type="float" office:value="3256794" calcext:value-type="float">
            <text:p>3256794</text:p>
          </table:table-cell>
          <table:table-cell table:style-name="ce3" table:formula="of:=SUM([.C2:.C101])" office:value-type="float" office:value="1085369" calcext:value-type="float">
            <text:p>1085369</text:p>
          </table:table-cell>
          <table:table-cell table:style-name="ce3" table:formula="of:=SUM([.D2:.D101])" office:value-type="float" office:value="361559" calcext:value-type="float">
            <text:p>361559</text:p>
          </table:table-cell>
          <table:table-cell table:style-name="ce3" table:formula="of:=SUM([.E2:.E101])" office:value-type="float" office:value="120288" calcext:value-type="float">
            <text:p>120288</text:p>
          </table:table-cell>
          <table:table-cell table:style-name="ce3" table:formula="of:=SUM([.F2:.F101])" office:value-type="float" office:value="39863" calcext:value-type="float">
            <text:p>39863</text:p>
          </table:table-cell>
          <table:table-cell table:style-name="ce3" table:formula="of:=SUM([.G2:.G101])" office:value-type="float" office:value="13049" calcext:value-type="float">
            <text:p>13049</text:p>
          </table:table-cell>
          <table:table-cell table:style-name="ce3" table:formula="of:=SUM([.H2:.H101])" office:value-type="float" office:value="4117" calcext:value-type="float">
            <text:p>4117</text:p>
          </table:table-cell>
          <table:table-cell table:style-name="ce3" table:formula="of:=SUM([.I2:.I101])" office:value-type="float" office:value="1142" calcext:value-type="float">
            <text:p>1142</text:p>
          </table:table-cell>
          <table:table-cell table:style-name="ce3" table:formula="of:=SUM([.J2:.J101])" office:value-type="float" office:value="156" calcext:value-type="float">
            <text:p>156</text:p>
          </table:table-cell>
          <table:table-cell table:style-name="ce2" table:formula="of:=SUM([.A1:.J1])" office:value-type="float" office:value="4882337" calcext:value-type="float">
            <text:p>4882337</text:p>
          </table:table-cell>
        </table:table-row>
        <table:table-row table:style-name="ro2">
          <table:table-cell office:value-type="float" office:value="101005" calcext:value-type="float">
            <text:p>101005</text:p>
          </table:table-cell>
          <table:table-cell table:formula="of:=IF([.A2]&gt;6;INT([.A2]/3)-2;0)" office:value-type="float" office:value="33666" calcext:value-type="float">
            <text:p>33666</text:p>
          </table:table-cell>
          <table:table-cell table:formula="of:=IF([.B2]&gt;6;INT([.B2]/3)-2;0)" office:value-type="float" office:value="11220" calcext:value-type="float">
            <text:p>11220</text:p>
          </table:table-cell>
          <table:table-cell table:formula="of:=IF([.C2]&gt;6;INT([.C2]/3)-2;0)" office:value-type="float" office:value="3738" calcext:value-type="float">
            <text:p>3738</text:p>
          </table:table-cell>
          <table:table-cell table:formula="of:=IF([.D2]&gt;6;INT([.D2]/3)-2;0)" office:value-type="float" office:value="1244" calcext:value-type="float">
            <text:p>1244</text:p>
          </table:table-cell>
          <table:table-cell table:formula="of:=IF([.E2]&gt;6;INT([.E2]/3)-2;0)" office:value-type="float" office:value="412" calcext:value-type="float">
            <text:p>412</text:p>
          </table:table-cell>
          <table:table-cell table:formula="of:=IF([.F2]&gt;6;INT([.F2]/3)-2;0)" office:value-type="float" office:value="135" calcext:value-type="float">
            <text:p>135</text:p>
          </table:table-cell>
          <table:table-cell table:formula="of:=IF([.G2]&gt;6;INT([.G2]/3)-2;0)" office:value-type="float" office:value="43" calcext:value-type="float">
            <text:p>43</text:p>
          </table:table-cell>
          <table:table-cell table:formula="of:=IF([.H2]&gt;6;INT([.H2]/3)-2;0)" office:value-type="float" office:value="12" calcext:value-type="float">
            <text:p>12</text:p>
          </table:table-cell>
          <table:table-cell table:formula="of:=IF([.I2]&gt;6;INT([.I2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39223" calcext:value-type="float">
            <text:p>139223</text:p>
          </table:table-cell>
          <table:table-cell table:formula="of:=IF([.A3]&gt;6;INT([.A3]/3)-2;0)" office:value-type="float" office:value="46405" calcext:value-type="float">
            <text:p>46405</text:p>
          </table:table-cell>
          <table:table-cell table:formula="of:=IF([.B3]&gt;6;INT([.B3]/3)-2;0)" office:value-type="float" office:value="15466" calcext:value-type="float">
            <text:p>15466</text:p>
          </table:table-cell>
          <table:table-cell table:formula="of:=IF([.C3]&gt;6;INT([.C3]/3)-2;0)" office:value-type="float" office:value="5153" calcext:value-type="float">
            <text:p>5153</text:p>
          </table:table-cell>
          <table:table-cell table:formula="of:=IF([.D3]&gt;6;INT([.D3]/3)-2;0)" office:value-type="float" office:value="1715" calcext:value-type="float">
            <text:p>1715</text:p>
          </table:table-cell>
          <table:table-cell table:formula="of:=IF([.E3]&gt;6;INT([.E3]/3)-2;0)" office:value-type="float" office:value="569" calcext:value-type="float">
            <text:p>569</text:p>
          </table:table-cell>
          <table:table-cell table:formula="of:=IF([.F3]&gt;6;INT([.F3]/3)-2;0)" office:value-type="float" office:value="187" calcext:value-type="float">
            <text:p>187</text:p>
          </table:table-cell>
          <table:table-cell table:formula="of:=IF([.G3]&gt;6;INT([.G3]/3)-2;0)" office:value-type="float" office:value="60" calcext:value-type="float">
            <text:p>60</text:p>
          </table:table-cell>
          <table:table-cell table:formula="of:=IF([.H3]&gt;6;INT([.H3]/3)-2;0)" office:value-type="float" office:value="18" calcext:value-type="float">
            <text:p>18</text:p>
          </table:table-cell>
          <table:table-cell table:formula="of:=IF([.I3]&gt;6;INT([.I3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12833" calcext:value-type="float">
            <text:p>112833</text:p>
          </table:table-cell>
          <table:table-cell table:formula="of:=IF([.A4]&gt;6;INT([.A4]/3)-2;0)" office:value-type="float" office:value="37609" calcext:value-type="float">
            <text:p>37609</text:p>
          </table:table-cell>
          <table:table-cell table:formula="of:=IF([.B4]&gt;6;INT([.B4]/3)-2;0)" office:value-type="float" office:value="12534" calcext:value-type="float">
            <text:p>12534</text:p>
          </table:table-cell>
          <table:table-cell table:formula="of:=IF([.C4]&gt;6;INT([.C4]/3)-2;0)" office:value-type="float" office:value="4176" calcext:value-type="float">
            <text:p>4176</text:p>
          </table:table-cell>
          <table:table-cell table:formula="of:=IF([.D4]&gt;6;INT([.D4]/3)-2;0)" office:value-type="float" office:value="1390" calcext:value-type="float">
            <text:p>1390</text:p>
          </table:table-cell>
          <table:table-cell table:formula="of:=IF([.E4]&gt;6;INT([.E4]/3)-2;0)" office:value-type="float" office:value="461" calcext:value-type="float">
            <text:p>461</text:p>
          </table:table-cell>
          <table:table-cell table:formula="of:=IF([.F4]&gt;6;INT([.F4]/3)-2;0)" office:value-type="float" office:value="151" calcext:value-type="float">
            <text:p>151</text:p>
          </table:table-cell>
          <table:table-cell table:formula="of:=IF([.G4]&gt;6;INT([.G4]/3)-2;0)" office:value-type="float" office:value="48" calcext:value-type="float">
            <text:p>48</text:p>
          </table:table-cell>
          <table:table-cell table:formula="of:=IF([.H4]&gt;6;INT([.H4]/3)-2;0)" office:value-type="float" office:value="14" calcext:value-type="float">
            <text:p>14</text:p>
          </table:table-cell>
          <table:table-cell table:formula="of:=IF([.I4]&gt;6;INT([.I4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0247" calcext:value-type="float">
            <text:p>70247</text:p>
          </table:table-cell>
          <table:table-cell table:formula="of:=IF([.A5]&gt;6;INT([.A5]/3)-2;0)" office:value-type="float" office:value="23413" calcext:value-type="float">
            <text:p>23413</text:p>
          </table:table-cell>
          <table:table-cell table:formula="of:=IF([.B5]&gt;6;INT([.B5]/3)-2;0)" office:value-type="float" office:value="7802" calcext:value-type="float">
            <text:p>7802</text:p>
          </table:table-cell>
          <table:table-cell table:formula="of:=IF([.C5]&gt;6;INT([.C5]/3)-2;0)" office:value-type="float" office:value="2598" calcext:value-type="float">
            <text:p>2598</text:p>
          </table:table-cell>
          <table:table-cell table:formula="of:=IF([.D5]&gt;6;INT([.D5]/3)-2;0)" office:value-type="float" office:value="864" calcext:value-type="float">
            <text:p>864</text:p>
          </table:table-cell>
          <table:table-cell table:formula="of:=IF([.E5]&gt;6;INT([.E5]/3)-2;0)" office:value-type="float" office:value="286" calcext:value-type="float">
            <text:p>286</text:p>
          </table:table-cell>
          <table:table-cell table:formula="of:=IF([.F5]&gt;6;INT([.F5]/3)-2;0)" office:value-type="float" office:value="93" calcext:value-type="float">
            <text:p>93</text:p>
          </table:table-cell>
          <table:table-cell table:formula="of:=IF([.G5]&gt;6;INT([.G5]/3)-2;0)" office:value-type="float" office:value="29" calcext:value-type="float">
            <text:p>29</text:p>
          </table:table-cell>
          <table:table-cell table:formula="of:=IF([.H5]&gt;6;INT([.H5]/3)-2;0)" office:value-type="float" office:value="7" calcext:value-type="float">
            <text:p>7</text:p>
          </table:table-cell>
          <table:table-cell table:formula="of:=IF([.I5]&gt;6;INT([.I5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31775" calcext:value-type="float">
            <text:p>131775</text:p>
          </table:table-cell>
          <table:table-cell table:formula="of:=IF([.A6]&gt;6;INT([.A6]/3)-2;0)" office:value-type="float" office:value="43923" calcext:value-type="float">
            <text:p>43923</text:p>
          </table:table-cell>
          <table:table-cell table:formula="of:=IF([.B6]&gt;6;INT([.B6]/3)-2;0)" office:value-type="float" office:value="14639" calcext:value-type="float">
            <text:p>14639</text:p>
          </table:table-cell>
          <table:table-cell table:formula="of:=IF([.C6]&gt;6;INT([.C6]/3)-2;0)" office:value-type="float" office:value="4877" calcext:value-type="float">
            <text:p>4877</text:p>
          </table:table-cell>
          <table:table-cell table:formula="of:=IF([.D6]&gt;6;INT([.D6]/3)-2;0)" office:value-type="float" office:value="1623" calcext:value-type="float">
            <text:p>1623</text:p>
          </table:table-cell>
          <table:table-cell table:formula="of:=IF([.E6]&gt;6;INT([.E6]/3)-2;0)" office:value-type="float" office:value="539" calcext:value-type="float">
            <text:p>539</text:p>
          </table:table-cell>
          <table:table-cell table:formula="of:=IF([.F6]&gt;6;INT([.F6]/3)-2;0)" office:value-type="float" office:value="177" calcext:value-type="float">
            <text:p>177</text:p>
          </table:table-cell>
          <table:table-cell table:formula="of:=IF([.G6]&gt;6;INT([.G6]/3)-2;0)" office:value-type="float" office:value="57" calcext:value-type="float">
            <text:p>57</text:p>
          </table:table-cell>
          <table:table-cell table:formula="of:=IF([.H6]&gt;6;INT([.H6]/3)-2;0)" office:value-type="float" office:value="17" calcext:value-type="float">
            <text:p>17</text:p>
          </table:table-cell>
          <table:table-cell table:formula="of:=IF([.I6]&gt;6;INT([.I6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06730" calcext:value-type="float">
            <text:p>106730</text:p>
          </table:table-cell>
          <table:table-cell table:formula="of:=IF([.A7]&gt;6;INT([.A7]/3)-2;0)" office:value-type="float" office:value="35574" calcext:value-type="float">
            <text:p>35574</text:p>
          </table:table-cell>
          <table:table-cell table:formula="of:=IF([.B7]&gt;6;INT([.B7]/3)-2;0)" office:value-type="float" office:value="11856" calcext:value-type="float">
            <text:p>11856</text:p>
          </table:table-cell>
          <table:table-cell table:formula="of:=IF([.C7]&gt;6;INT([.C7]/3)-2;0)" office:value-type="float" office:value="3950" calcext:value-type="float">
            <text:p>3950</text:p>
          </table:table-cell>
          <table:table-cell table:formula="of:=IF([.D7]&gt;6;INT([.D7]/3)-2;0)" office:value-type="float" office:value="1314" calcext:value-type="float">
            <text:p>1314</text:p>
          </table:table-cell>
          <table:table-cell table:formula="of:=IF([.E7]&gt;6;INT([.E7]/3)-2;0)" office:value-type="float" office:value="436" calcext:value-type="float">
            <text:p>436</text:p>
          </table:table-cell>
          <table:table-cell table:formula="of:=IF([.F7]&gt;6;INT([.F7]/3)-2;0)" office:value-type="float" office:value="143" calcext:value-type="float">
            <text:p>143</text:p>
          </table:table-cell>
          <table:table-cell table:formula="of:=IF([.G7]&gt;6;INT([.G7]/3)-2;0)" office:value-type="float" office:value="45" calcext:value-type="float">
            <text:p>45</text:p>
          </table:table-cell>
          <table:table-cell table:formula="of:=IF([.H7]&gt;6;INT([.H7]/3)-2;0)" office:value-type="float" office:value="13" calcext:value-type="float">
            <text:p>13</text:p>
          </table:table-cell>
          <table:table-cell table:formula="of:=IF([.I7]&gt;6;INT([.I7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18388" calcext:value-type="float">
            <text:p>118388</text:p>
          </table:table-cell>
          <table:table-cell table:formula="of:=IF([.A8]&gt;6;INT([.A8]/3)-2;0)" office:value-type="float" office:value="39460" calcext:value-type="float">
            <text:p>39460</text:p>
          </table:table-cell>
          <table:table-cell table:formula="of:=IF([.B8]&gt;6;INT([.B8]/3)-2;0)" office:value-type="float" office:value="13151" calcext:value-type="float">
            <text:p>13151</text:p>
          </table:table-cell>
          <table:table-cell table:formula="of:=IF([.C8]&gt;6;INT([.C8]/3)-2;0)" office:value-type="float" office:value="4381" calcext:value-type="float">
            <text:p>4381</text:p>
          </table:table-cell>
          <table:table-cell table:formula="of:=IF([.D8]&gt;6;INT([.D8]/3)-2;0)" office:value-type="float" office:value="1458" calcext:value-type="float">
            <text:p>1458</text:p>
          </table:table-cell>
          <table:table-cell table:formula="of:=IF([.E8]&gt;6;INT([.E8]/3)-2;0)" office:value-type="float" office:value="484" calcext:value-type="float">
            <text:p>484</text:p>
          </table:table-cell>
          <table:table-cell table:formula="of:=IF([.F8]&gt;6;INT([.F8]/3)-2;0)" office:value-type="float" office:value="159" calcext:value-type="float">
            <text:p>159</text:p>
          </table:table-cell>
          <table:table-cell table:formula="of:=IF([.G8]&gt;6;INT([.G8]/3)-2;0)" office:value-type="float" office:value="51" calcext:value-type="float">
            <text:p>51</text:p>
          </table:table-cell>
          <table:table-cell table:formula="of:=IF([.H8]&gt;6;INT([.H8]/3)-2;0)" office:value-type="float" office:value="15" calcext:value-type="float">
            <text:p>15</text:p>
          </table:table-cell>
          <table:table-cell table:formula="of:=IF([.I8]&gt;6;INT([.I8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38683" calcext:value-type="float">
            <text:p>138683</text:p>
          </table:table-cell>
          <table:table-cell table:formula="of:=IF([.A9]&gt;6;INT([.A9]/3)-2;0)" office:value-type="float" office:value="46225" calcext:value-type="float">
            <text:p>46225</text:p>
          </table:table-cell>
          <table:table-cell table:formula="of:=IF([.B9]&gt;6;INT([.B9]/3)-2;0)" office:value-type="float" office:value="15406" calcext:value-type="float">
            <text:p>15406</text:p>
          </table:table-cell>
          <table:table-cell table:formula="of:=IF([.C9]&gt;6;INT([.C9]/3)-2;0)" office:value-type="float" office:value="5133" calcext:value-type="float">
            <text:p>5133</text:p>
          </table:table-cell>
          <table:table-cell table:formula="of:=IF([.D9]&gt;6;INT([.D9]/3)-2;0)" office:value-type="float" office:value="1709" calcext:value-type="float">
            <text:p>1709</text:p>
          </table:table-cell>
          <table:table-cell table:formula="of:=IF([.E9]&gt;6;INT([.E9]/3)-2;0)" office:value-type="float" office:value="567" calcext:value-type="float">
            <text:p>567</text:p>
          </table:table-cell>
          <table:table-cell table:formula="of:=IF([.F9]&gt;6;INT([.F9]/3)-2;0)" office:value-type="float" office:value="187" calcext:value-type="float">
            <text:p>187</text:p>
          </table:table-cell>
          <table:table-cell table:formula="of:=IF([.G9]&gt;6;INT([.G9]/3)-2;0)" office:value-type="float" office:value="60" calcext:value-type="float">
            <text:p>60</text:p>
          </table:table-cell>
          <table:table-cell table:formula="of:=IF([.H9]&gt;6;INT([.H9]/3)-2;0)" office:value-type="float" office:value="18" calcext:value-type="float">
            <text:p>18</text:p>
          </table:table-cell>
          <table:table-cell table:formula="of:=IF([.I9]&gt;6;INT([.I9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80439" calcext:value-type="float">
            <text:p>80439</text:p>
          </table:table-cell>
          <table:table-cell table:formula="of:=IF([.A10]&gt;6;INT([.A10]/3)-2;0)" office:value-type="float" office:value="26811" calcext:value-type="float">
            <text:p>26811</text:p>
          </table:table-cell>
          <table:table-cell table:formula="of:=IF([.B10]&gt;6;INT([.B10]/3)-2;0)" office:value-type="float" office:value="8935" calcext:value-type="float">
            <text:p>8935</text:p>
          </table:table-cell>
          <table:table-cell table:formula="of:=IF([.C10]&gt;6;INT([.C10]/3)-2;0)" office:value-type="float" office:value="2976" calcext:value-type="float">
            <text:p>2976</text:p>
          </table:table-cell>
          <table:table-cell table:formula="of:=IF([.D10]&gt;6;INT([.D10]/3)-2;0)" office:value-type="float" office:value="990" calcext:value-type="float">
            <text:p>990</text:p>
          </table:table-cell>
          <table:table-cell table:formula="of:=IF([.E10]&gt;6;INT([.E10]/3)-2;0)" office:value-type="float" office:value="328" calcext:value-type="float">
            <text:p>328</text:p>
          </table:table-cell>
          <table:table-cell table:formula="of:=IF([.F10]&gt;6;INT([.F10]/3)-2;0)" office:value-type="float" office:value="107" calcext:value-type="float">
            <text:p>107</text:p>
          </table:table-cell>
          <table:table-cell table:formula="of:=IF([.G10]&gt;6;INT([.G10]/3)-2;0)" office:value-type="float" office:value="33" calcext:value-type="float">
            <text:p>33</text:p>
          </table:table-cell>
          <table:table-cell table:formula="of:=IF([.H10]&gt;6;INT([.H10]/3)-2;0)" office:value-type="float" office:value="9" calcext:value-type="float">
            <text:p>9</text:p>
          </table:table-cell>
          <table:table-cell table:formula="of:=IF([.I10]&gt;6;INT([.I10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1060" calcext:value-type="float">
            <text:p>71060</text:p>
          </table:table-cell>
          <table:table-cell table:formula="of:=IF([.A11]&gt;6;INT([.A11]/3)-2;0)" office:value-type="float" office:value="23684" calcext:value-type="float">
            <text:p>23684</text:p>
          </table:table-cell>
          <table:table-cell table:formula="of:=IF([.B11]&gt;6;INT([.B11]/3)-2;0)" office:value-type="float" office:value="7892" calcext:value-type="float">
            <text:p>7892</text:p>
          </table:table-cell>
          <table:table-cell table:formula="of:=IF([.C11]&gt;6;INT([.C11]/3)-2;0)" office:value-type="float" office:value="2628" calcext:value-type="float">
            <text:p>2628</text:p>
          </table:table-cell>
          <table:table-cell table:formula="of:=IF([.D11]&gt;6;INT([.D11]/3)-2;0)" office:value-type="float" office:value="874" calcext:value-type="float">
            <text:p>874</text:p>
          </table:table-cell>
          <table:table-cell table:formula="of:=IF([.E11]&gt;6;INT([.E11]/3)-2;0)" office:value-type="float" office:value="289" calcext:value-type="float">
            <text:p>289</text:p>
          </table:table-cell>
          <table:table-cell table:formula="of:=IF([.F11]&gt;6;INT([.F11]/3)-2;0)" office:value-type="float" office:value="94" calcext:value-type="float">
            <text:p>94</text:p>
          </table:table-cell>
          <table:table-cell table:formula="of:=IF([.G11]&gt;6;INT([.G11]/3)-2;0)" office:value-type="float" office:value="29" calcext:value-type="float">
            <text:p>29</text:p>
          </table:table-cell>
          <table:table-cell table:formula="of:=IF([.H11]&gt;6;INT([.H11]/3)-2;0)" office:value-type="float" office:value="7" calcext:value-type="float">
            <text:p>7</text:p>
          </table:table-cell>
          <table:table-cell table:formula="of:=IF([.I11]&gt;6;INT([.I11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20862" calcext:value-type="float">
            <text:p>120862</text:p>
          </table:table-cell>
          <table:table-cell table:formula="of:=IF([.A12]&gt;6;INT([.A12]/3)-2;0)" office:value-type="float" office:value="40285" calcext:value-type="float">
            <text:p>40285</text:p>
          </table:table-cell>
          <table:table-cell table:formula="of:=IF([.B12]&gt;6;INT([.B12]/3)-2;0)" office:value-type="float" office:value="13426" calcext:value-type="float">
            <text:p>13426</text:p>
          </table:table-cell>
          <table:table-cell table:formula="of:=IF([.C12]&gt;6;INT([.C12]/3)-2;0)" office:value-type="float" office:value="4473" calcext:value-type="float">
            <text:p>4473</text:p>
          </table:table-cell>
          <table:table-cell table:formula="of:=IF([.D12]&gt;6;INT([.D12]/3)-2;0)" office:value-type="float" office:value="1489" calcext:value-type="float">
            <text:p>1489</text:p>
          </table:table-cell>
          <table:table-cell table:formula="of:=IF([.E12]&gt;6;INT([.E12]/3)-2;0)" office:value-type="float" office:value="494" calcext:value-type="float">
            <text:p>494</text:p>
          </table:table-cell>
          <table:table-cell table:formula="of:=IF([.F12]&gt;6;INT([.F12]/3)-2;0)" office:value-type="float" office:value="162" calcext:value-type="float">
            <text:p>162</text:p>
          </table:table-cell>
          <table:table-cell table:formula="of:=IF([.G12]&gt;6;INT([.G12]/3)-2;0)" office:value-type="float" office:value="52" calcext:value-type="float">
            <text:p>52</text:p>
          </table:table-cell>
          <table:table-cell table:formula="of:=IF([.H12]&gt;6;INT([.H12]/3)-2;0)" office:value-type="float" office:value="15" calcext:value-type="float">
            <text:p>15</text:p>
          </table:table-cell>
          <table:table-cell table:formula="of:=IF([.I12]&gt;6;INT([.I12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67201" calcext:value-type="float">
            <text:p>67201</text:p>
          </table:table-cell>
          <table:table-cell table:formula="of:=IF([.A13]&gt;6;INT([.A13]/3)-2;0)" office:value-type="float" office:value="22398" calcext:value-type="float">
            <text:p>22398</text:p>
          </table:table-cell>
          <table:table-cell table:formula="of:=IF([.B13]&gt;6;INT([.B13]/3)-2;0)" office:value-type="float" office:value="7464" calcext:value-type="float">
            <text:p>7464</text:p>
          </table:table-cell>
          <table:table-cell table:formula="of:=IF([.C13]&gt;6;INT([.C13]/3)-2;0)" office:value-type="float" office:value="2486" calcext:value-type="float">
            <text:p>2486</text:p>
          </table:table-cell>
          <table:table-cell table:formula="of:=IF([.D13]&gt;6;INT([.D13]/3)-2;0)" office:value-type="float" office:value="826" calcext:value-type="float">
            <text:p>826</text:p>
          </table:table-cell>
          <table:table-cell table:formula="of:=IF([.E13]&gt;6;INT([.E13]/3)-2;0)" office:value-type="float" office:value="273" calcext:value-type="float">
            <text:p>273</text:p>
          </table:table-cell>
          <table:table-cell table:formula="of:=IF([.F13]&gt;6;INT([.F13]/3)-2;0)" office:value-type="float" office:value="89" calcext:value-type="float">
            <text:p>89</text:p>
          </table:table-cell>
          <table:table-cell table:formula="of:=IF([.G13]&gt;6;INT([.G13]/3)-2;0)" office:value-type="float" office:value="27" calcext:value-type="float">
            <text:p>27</text:p>
          </table:table-cell>
          <table:table-cell table:formula="of:=IF([.H13]&gt;6;INT([.H13]/3)-2;0)" office:value-type="float" office:value="7" calcext:value-type="float">
            <text:p>7</text:p>
          </table:table-cell>
          <table:table-cell table:formula="of:=IF([.I13]&gt;6;INT([.I13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0617" calcext:value-type="float">
            <text:p>70617</text:p>
          </table:table-cell>
          <table:table-cell table:formula="of:=IF([.A14]&gt;6;INT([.A14]/3)-2;0)" office:value-type="float" office:value="23537" calcext:value-type="float">
            <text:p>23537</text:p>
          </table:table-cell>
          <table:table-cell table:formula="of:=IF([.B14]&gt;6;INT([.B14]/3)-2;0)" office:value-type="float" office:value="7843" calcext:value-type="float">
            <text:p>7843</text:p>
          </table:table-cell>
          <table:table-cell table:formula="of:=IF([.C14]&gt;6;INT([.C14]/3)-2;0)" office:value-type="float" office:value="2612" calcext:value-type="float">
            <text:p>2612</text:p>
          </table:table-cell>
          <table:table-cell table:formula="of:=IF([.D14]&gt;6;INT([.D14]/3)-2;0)" office:value-type="float" office:value="868" calcext:value-type="float">
            <text:p>868</text:p>
          </table:table-cell>
          <table:table-cell table:formula="of:=IF([.E14]&gt;6;INT([.E14]/3)-2;0)" office:value-type="float" office:value="287" calcext:value-type="float">
            <text:p>287</text:p>
          </table:table-cell>
          <table:table-cell table:formula="of:=IF([.F14]&gt;6;INT([.F14]/3)-2;0)" office:value-type="float" office:value="93" calcext:value-type="float">
            <text:p>93</text:p>
          </table:table-cell>
          <table:table-cell table:formula="of:=IF([.G14]&gt;6;INT([.G14]/3)-2;0)" office:value-type="float" office:value="29" calcext:value-type="float">
            <text:p>29</text:p>
          </table:table-cell>
          <table:table-cell table:formula="of:=IF([.H14]&gt;6;INT([.H14]/3)-2;0)" office:value-type="float" office:value="7" calcext:value-type="float">
            <text:p>7</text:p>
          </table:table-cell>
          <table:table-cell table:formula="of:=IF([.I14]&gt;6;INT([.I14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9783" calcext:value-type="float">
            <text:p>79783</text:p>
          </table:table-cell>
          <table:table-cell table:formula="of:=IF([.A15]&gt;6;INT([.A15]/3)-2;0)" office:value-type="float" office:value="26592" calcext:value-type="float">
            <text:p>26592</text:p>
          </table:table-cell>
          <table:table-cell table:formula="of:=IF([.B15]&gt;6;INT([.B15]/3)-2;0)" office:value-type="float" office:value="8862" calcext:value-type="float">
            <text:p>8862</text:p>
          </table:table-cell>
          <table:table-cell table:formula="of:=IF([.C15]&gt;6;INT([.C15]/3)-2;0)" office:value-type="float" office:value="2952" calcext:value-type="float">
            <text:p>2952</text:p>
          </table:table-cell>
          <table:table-cell table:formula="of:=IF([.D15]&gt;6;INT([.D15]/3)-2;0)" office:value-type="float" office:value="982" calcext:value-type="float">
            <text:p>982</text:p>
          </table:table-cell>
          <table:table-cell table:formula="of:=IF([.E15]&gt;6;INT([.E15]/3)-2;0)" office:value-type="float" office:value="325" calcext:value-type="float">
            <text:p>325</text:p>
          </table:table-cell>
          <table:table-cell table:formula="of:=IF([.F15]&gt;6;INT([.F15]/3)-2;0)" office:value-type="float" office:value="106" calcext:value-type="float">
            <text:p>106</text:p>
          </table:table-cell>
          <table:table-cell table:formula="of:=IF([.G15]&gt;6;INT([.G15]/3)-2;0)" office:value-type="float" office:value="33" calcext:value-type="float">
            <text:p>33</text:p>
          </table:table-cell>
          <table:table-cell table:formula="of:=IF([.H15]&gt;6;INT([.H15]/3)-2;0)" office:value-type="float" office:value="9" calcext:value-type="float">
            <text:p>9</text:p>
          </table:table-cell>
          <table:table-cell table:formula="of:=IF([.I15]&gt;6;INT([.I15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4813" calcext:value-type="float">
            <text:p>114813</text:p>
          </table:table-cell>
          <table:table-cell table:formula="of:=IF([.A16]&gt;6;INT([.A16]/3)-2;0)" office:value-type="float" office:value="38269" calcext:value-type="float">
            <text:p>38269</text:p>
          </table:table-cell>
          <table:table-cell table:formula="of:=IF([.B16]&gt;6;INT([.B16]/3)-2;0)" office:value-type="float" office:value="12754" calcext:value-type="float">
            <text:p>12754</text:p>
          </table:table-cell>
          <table:table-cell table:formula="of:=IF([.C16]&gt;6;INT([.C16]/3)-2;0)" office:value-type="float" office:value="4249" calcext:value-type="float">
            <text:p>4249</text:p>
          </table:table-cell>
          <table:table-cell table:formula="of:=IF([.D16]&gt;6;INT([.D16]/3)-2;0)" office:value-type="float" office:value="1414" calcext:value-type="float">
            <text:p>1414</text:p>
          </table:table-cell>
          <table:table-cell table:formula="of:=IF([.E16]&gt;6;INT([.E16]/3)-2;0)" office:value-type="float" office:value="469" calcext:value-type="float">
            <text:p>469</text:p>
          </table:table-cell>
          <table:table-cell table:formula="of:=IF([.F16]&gt;6;INT([.F16]/3)-2;0)" office:value-type="float" office:value="154" calcext:value-type="float">
            <text:p>154</text:p>
          </table:table-cell>
          <table:table-cell table:formula="of:=IF([.G16]&gt;6;INT([.G16]/3)-2;0)" office:value-type="float" office:value="49" calcext:value-type="float">
            <text:p>49</text:p>
          </table:table-cell>
          <table:table-cell table:formula="of:=IF([.H16]&gt;6;INT([.H16]/3)-2;0)" office:value-type="float" office:value="14" calcext:value-type="float">
            <text:p>14</text:p>
          </table:table-cell>
          <table:table-cell table:formula="of:=IF([.I16]&gt;6;INT([.I16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7907" calcext:value-type="float">
            <text:p>77907</text:p>
          </table:table-cell>
          <table:table-cell table:formula="of:=IF([.A17]&gt;6;INT([.A17]/3)-2;0)" office:value-type="float" office:value="25967" calcext:value-type="float">
            <text:p>25967</text:p>
          </table:table-cell>
          <table:table-cell table:formula="of:=IF([.B17]&gt;6;INT([.B17]/3)-2;0)" office:value-type="float" office:value="8653" calcext:value-type="float">
            <text:p>8653</text:p>
          </table:table-cell>
          <table:table-cell table:formula="of:=IF([.C17]&gt;6;INT([.C17]/3)-2;0)" office:value-type="float" office:value="2882" calcext:value-type="float">
            <text:p>2882</text:p>
          </table:table-cell>
          <table:table-cell table:formula="of:=IF([.D17]&gt;6;INT([.D17]/3)-2;0)" office:value-type="float" office:value="958" calcext:value-type="float">
            <text:p>958</text:p>
          </table:table-cell>
          <table:table-cell table:formula="of:=IF([.E17]&gt;6;INT([.E17]/3)-2;0)" office:value-type="float" office:value="317" calcext:value-type="float">
            <text:p>317</text:p>
          </table:table-cell>
          <table:table-cell table:formula="of:=IF([.F17]&gt;6;INT([.F17]/3)-2;0)" office:value-type="float" office:value="103" calcext:value-type="float">
            <text:p>103</text:p>
          </table:table-cell>
          <table:table-cell table:formula="of:=IF([.G17]&gt;6;INT([.G17]/3)-2;0)" office:value-type="float" office:value="32" calcext:value-type="float">
            <text:p>32</text:p>
          </table:table-cell>
          <table:table-cell table:formula="of:=IF([.H17]&gt;6;INT([.H17]/3)-2;0)" office:value-type="float" office:value="8" calcext:value-type="float">
            <text:p>8</text:p>
          </table:table-cell>
          <table:table-cell table:formula="of:=IF([.I17]&gt;6;INT([.I17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8814" calcext:value-type="float">
            <text:p>78814</text:p>
          </table:table-cell>
          <table:table-cell table:formula="of:=IF([.A18]&gt;6;INT([.A18]/3)-2;0)" office:value-type="float" office:value="26269" calcext:value-type="float">
            <text:p>26269</text:p>
          </table:table-cell>
          <table:table-cell table:formula="of:=IF([.B18]&gt;6;INT([.B18]/3)-2;0)" office:value-type="float" office:value="8754" calcext:value-type="float">
            <text:p>8754</text:p>
          </table:table-cell>
          <table:table-cell table:formula="of:=IF([.C18]&gt;6;INT([.C18]/3)-2;0)" office:value-type="float" office:value="2916" calcext:value-type="float">
            <text:p>2916</text:p>
          </table:table-cell>
          <table:table-cell table:formula="of:=IF([.D18]&gt;6;INT([.D18]/3)-2;0)" office:value-type="float" office:value="970" calcext:value-type="float">
            <text:p>970</text:p>
          </table:table-cell>
          <table:table-cell table:formula="of:=IF([.E18]&gt;6;INT([.E18]/3)-2;0)" office:value-type="float" office:value="321" calcext:value-type="float">
            <text:p>321</text:p>
          </table:table-cell>
          <table:table-cell table:formula="of:=IF([.F18]&gt;6;INT([.F18]/3)-2;0)" office:value-type="float" office:value="105" calcext:value-type="float">
            <text:p>105</text:p>
          </table:table-cell>
          <table:table-cell table:formula="of:=IF([.G18]&gt;6;INT([.G18]/3)-2;0)" office:value-type="float" office:value="33" calcext:value-type="float">
            <text:p>33</text:p>
          </table:table-cell>
          <table:table-cell table:formula="of:=IF([.H18]&gt;6;INT([.H18]/3)-2;0)" office:value-type="float" office:value="9" calcext:value-type="float">
            <text:p>9</text:p>
          </table:table-cell>
          <table:table-cell table:formula="of:=IF([.I18]&gt;6;INT([.I18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7515" calcext:value-type="float">
            <text:p>107515</text:p>
          </table:table-cell>
          <table:table-cell table:formula="of:=IF([.A19]&gt;6;INT([.A19]/3)-2;0)" office:value-type="float" office:value="35836" calcext:value-type="float">
            <text:p>35836</text:p>
          </table:table-cell>
          <table:table-cell table:formula="of:=IF([.B19]&gt;6;INT([.B19]/3)-2;0)" office:value-type="float" office:value="11943" calcext:value-type="float">
            <text:p>11943</text:p>
          </table:table-cell>
          <table:table-cell table:formula="of:=IF([.C19]&gt;6;INT([.C19]/3)-2;0)" office:value-type="float" office:value="3979" calcext:value-type="float">
            <text:p>3979</text:p>
          </table:table-cell>
          <table:table-cell table:formula="of:=IF([.D19]&gt;6;INT([.D19]/3)-2;0)" office:value-type="float" office:value="1324" calcext:value-type="float">
            <text:p>1324</text:p>
          </table:table-cell>
          <table:table-cell table:formula="of:=IF([.E19]&gt;6;INT([.E19]/3)-2;0)" office:value-type="float" office:value="439" calcext:value-type="float">
            <text:p>439</text:p>
          </table:table-cell>
          <table:table-cell table:formula="of:=IF([.F19]&gt;6;INT([.F19]/3)-2;0)" office:value-type="float" office:value="144" calcext:value-type="float">
            <text:p>144</text:p>
          </table:table-cell>
          <table:table-cell table:formula="of:=IF([.G19]&gt;6;INT([.G19]/3)-2;0)" office:value-type="float" office:value="46" calcext:value-type="float">
            <text:p>46</text:p>
          </table:table-cell>
          <table:table-cell table:formula="of:=IF([.H19]&gt;6;INT([.H19]/3)-2;0)" office:value-type="float" office:value="13" calcext:value-type="float">
            <text:p>13</text:p>
          </table:table-cell>
          <table:table-cell table:formula="of:=IF([.I19]&gt;6;INT([.I19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13507" calcext:value-type="float">
            <text:p>113507</text:p>
          </table:table-cell>
          <table:table-cell table:formula="of:=IF([.A20]&gt;6;INT([.A20]/3)-2;0)" office:value-type="float" office:value="37833" calcext:value-type="float">
            <text:p>37833</text:p>
          </table:table-cell>
          <table:table-cell table:formula="of:=IF([.B20]&gt;6;INT([.B20]/3)-2;0)" office:value-type="float" office:value="12609" calcext:value-type="float">
            <text:p>12609</text:p>
          </table:table-cell>
          <table:table-cell table:formula="of:=IF([.C20]&gt;6;INT([.C20]/3)-2;0)" office:value-type="float" office:value="4201" calcext:value-type="float">
            <text:p>4201</text:p>
          </table:table-cell>
          <table:table-cell table:formula="of:=IF([.D20]&gt;6;INT([.D20]/3)-2;0)" office:value-type="float" office:value="1398" calcext:value-type="float">
            <text:p>1398</text:p>
          </table:table-cell>
          <table:table-cell table:formula="of:=IF([.E20]&gt;6;INT([.E20]/3)-2;0)" office:value-type="float" office:value="464" calcext:value-type="float">
            <text:p>464</text:p>
          </table:table-cell>
          <table:table-cell table:formula="of:=IF([.F20]&gt;6;INT([.F20]/3)-2;0)" office:value-type="float" office:value="152" calcext:value-type="float">
            <text:p>152</text:p>
          </table:table-cell>
          <table:table-cell table:formula="of:=IF([.G20]&gt;6;INT([.G20]/3)-2;0)" office:value-type="float" office:value="48" calcext:value-type="float">
            <text:p>48</text:p>
          </table:table-cell>
          <table:table-cell table:formula="of:=IF([.H20]&gt;6;INT([.H20]/3)-2;0)" office:value-type="float" office:value="14" calcext:value-type="float">
            <text:p>14</text:p>
          </table:table-cell>
          <table:table-cell table:formula="of:=IF([.I20]&gt;6;INT([.I20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81865" calcext:value-type="float">
            <text:p>81865</text:p>
          </table:table-cell>
          <table:table-cell table:formula="of:=IF([.A21]&gt;6;INT([.A21]/3)-2;0)" office:value-type="float" office:value="27286" calcext:value-type="float">
            <text:p>27286</text:p>
          </table:table-cell>
          <table:table-cell table:formula="of:=IF([.B21]&gt;6;INT([.B21]/3)-2;0)" office:value-type="float" office:value="9093" calcext:value-type="float">
            <text:p>9093</text:p>
          </table:table-cell>
          <table:table-cell table:formula="of:=IF([.C21]&gt;6;INT([.C21]/3)-2;0)" office:value-type="float" office:value="3029" calcext:value-type="float">
            <text:p>3029</text:p>
          </table:table-cell>
          <table:table-cell table:formula="of:=IF([.D21]&gt;6;INT([.D21]/3)-2;0)" office:value-type="float" office:value="1007" calcext:value-type="float">
            <text:p>1007</text:p>
          </table:table-cell>
          <table:table-cell table:formula="of:=IF([.E21]&gt;6;INT([.E21]/3)-2;0)" office:value-type="float" office:value="333" calcext:value-type="float">
            <text:p>333</text:p>
          </table:table-cell>
          <table:table-cell table:formula="of:=IF([.F21]&gt;6;INT([.F21]/3)-2;0)" office:value-type="float" office:value="109" calcext:value-type="float">
            <text:p>109</text:p>
          </table:table-cell>
          <table:table-cell table:formula="of:=IF([.G21]&gt;6;INT([.G21]/3)-2;0)" office:value-type="float" office:value="34" calcext:value-type="float">
            <text:p>34</text:p>
          </table:table-cell>
          <table:table-cell table:formula="of:=IF([.H21]&gt;6;INT([.H21]/3)-2;0)" office:value-type="float" office:value="9" calcext:value-type="float">
            <text:p>9</text:p>
          </table:table-cell>
          <table:table-cell table:formula="of:=IF([.I21]&gt;6;INT([.I21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8130" calcext:value-type="float">
            <text:p>88130</text:p>
          </table:table-cell>
          <table:table-cell table:formula="of:=IF([.A22]&gt;6;INT([.A22]/3)-2;0)" office:value-type="float" office:value="29374" calcext:value-type="float">
            <text:p>29374</text:p>
          </table:table-cell>
          <table:table-cell table:formula="of:=IF([.B22]&gt;6;INT([.B22]/3)-2;0)" office:value-type="float" office:value="9789" calcext:value-type="float">
            <text:p>9789</text:p>
          </table:table-cell>
          <table:table-cell table:formula="of:=IF([.C22]&gt;6;INT([.C22]/3)-2;0)" office:value-type="float" office:value="3261" calcext:value-type="float">
            <text:p>3261</text:p>
          </table:table-cell>
          <table:table-cell table:formula="of:=IF([.D22]&gt;6;INT([.D22]/3)-2;0)" office:value-type="float" office:value="1085" calcext:value-type="float">
            <text:p>1085</text:p>
          </table:table-cell>
          <table:table-cell table:formula="of:=IF([.E22]&gt;6;INT([.E22]/3)-2;0)" office:value-type="float" office:value="359" calcext:value-type="float">
            <text:p>359</text:p>
          </table:table-cell>
          <table:table-cell table:formula="of:=IF([.F22]&gt;6;INT([.F22]/3)-2;0)" office:value-type="float" office:value="117" calcext:value-type="float">
            <text:p>117</text:p>
          </table:table-cell>
          <table:table-cell table:formula="of:=IF([.G22]&gt;6;INT([.G22]/3)-2;0)" office:value-type="float" office:value="37" calcext:value-type="float">
            <text:p>37</text:p>
          </table:table-cell>
          <table:table-cell table:formula="of:=IF([.H22]&gt;6;INT([.H22]/3)-2;0)" office:value-type="float" office:value="10" calcext:value-type="float">
            <text:p>10</text:p>
          </table:table-cell>
          <table:table-cell table:formula="of:=IF([.I22]&gt;6;INT([.I22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5120" calcext:value-type="float">
            <text:p>75120</text:p>
          </table:table-cell>
          <table:table-cell table:formula="of:=IF([.A23]&gt;6;INT([.A23]/3)-2;0)" office:value-type="float" office:value="25038" calcext:value-type="float">
            <text:p>25038</text:p>
          </table:table-cell>
          <table:table-cell table:formula="of:=IF([.B23]&gt;6;INT([.B23]/3)-2;0)" office:value-type="float" office:value="8344" calcext:value-type="float">
            <text:p>8344</text:p>
          </table:table-cell>
          <table:table-cell table:formula="of:=IF([.C23]&gt;6;INT([.C23]/3)-2;0)" office:value-type="float" office:value="2779" calcext:value-type="float">
            <text:p>2779</text:p>
          </table:table-cell>
          <table:table-cell table:formula="of:=IF([.D23]&gt;6;INT([.D23]/3)-2;0)" office:value-type="float" office:value="924" calcext:value-type="float">
            <text:p>924</text:p>
          </table:table-cell>
          <table:table-cell table:formula="of:=IF([.E23]&gt;6;INT([.E23]/3)-2;0)" office:value-type="float" office:value="306" calcext:value-type="float">
            <text:p>306</text:p>
          </table:table-cell>
          <table:table-cell table:formula="of:=IF([.F23]&gt;6;INT([.F23]/3)-2;0)" office:value-type="float" office:value="100" calcext:value-type="float">
            <text:p>100</text:p>
          </table:table-cell>
          <table:table-cell table:formula="of:=IF([.G23]&gt;6;INT([.G23]/3)-2;0)" office:value-type="float" office:value="31" calcext:value-type="float">
            <text:p>31</text:p>
          </table:table-cell>
          <table:table-cell table:formula="of:=IF([.H23]&gt;6;INT([.H23]/3)-2;0)" office:value-type="float" office:value="8" calcext:value-type="float">
            <text:p>8</text:p>
          </table:table-cell>
          <table:table-cell table:formula="of:=IF([.I23]&gt;6;INT([.I23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6588" calcext:value-type="float">
            <text:p>66588</text:p>
          </table:table-cell>
          <table:table-cell table:formula="of:=IF([.A24]&gt;6;INT([.A24]/3)-2;0)" office:value-type="float" office:value="22194" calcext:value-type="float">
            <text:p>22194</text:p>
          </table:table-cell>
          <table:table-cell table:formula="of:=IF([.B24]&gt;6;INT([.B24]/3)-2;0)" office:value-type="float" office:value="7396" calcext:value-type="float">
            <text:p>7396</text:p>
          </table:table-cell>
          <table:table-cell table:formula="of:=IF([.C24]&gt;6;INT([.C24]/3)-2;0)" office:value-type="float" office:value="2463" calcext:value-type="float">
            <text:p>2463</text:p>
          </table:table-cell>
          <table:table-cell table:formula="of:=IF([.D24]&gt;6;INT([.D24]/3)-2;0)" office:value-type="float" office:value="819" calcext:value-type="float">
            <text:p>819</text:p>
          </table:table-cell>
          <table:table-cell table:formula="of:=IF([.E24]&gt;6;INT([.E24]/3)-2;0)" office:value-type="float" office:value="271" calcext:value-type="float">
            <text:p>271</text:p>
          </table:table-cell>
          <table:table-cell table:formula="of:=IF([.F24]&gt;6;INT([.F24]/3)-2;0)" office:value-type="float" office:value="88" calcext:value-type="float">
            <text:p>88</text:p>
          </table:table-cell>
          <table:table-cell table:formula="of:=IF([.G24]&gt;6;INT([.G24]/3)-2;0)" office:value-type="float" office:value="27" calcext:value-type="float">
            <text:p>27</text:p>
          </table:table-cell>
          <table:table-cell table:formula="of:=IF([.H24]&gt;6;INT([.H24]/3)-2;0)" office:value-type="float" office:value="7" calcext:value-type="float">
            <text:p>7</text:p>
          </table:table-cell>
          <table:table-cell table:formula="of:=IF([.I24]&gt;6;INT([.I24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6023" calcext:value-type="float">
            <text:p>56023</text:p>
          </table:table-cell>
          <table:table-cell table:formula="of:=IF([.A25]&gt;6;INT([.A25]/3)-2;0)" office:value-type="float" office:value="18672" calcext:value-type="float">
            <text:p>18672</text:p>
          </table:table-cell>
          <table:table-cell table:formula="of:=IF([.B25]&gt;6;INT([.B25]/3)-2;0)" office:value-type="float" office:value="6222" calcext:value-type="float">
            <text:p>6222</text:p>
          </table:table-cell>
          <table:table-cell table:formula="of:=IF([.C25]&gt;6;INT([.C25]/3)-2;0)" office:value-type="float" office:value="2072" calcext:value-type="float">
            <text:p>2072</text:p>
          </table:table-cell>
          <table:table-cell table:formula="of:=IF([.D25]&gt;6;INT([.D25]/3)-2;0)" office:value-type="float" office:value="688" calcext:value-type="float">
            <text:p>688</text:p>
          </table:table-cell>
          <table:table-cell table:formula="of:=IF([.E25]&gt;6;INT([.E25]/3)-2;0)" office:value-type="float" office:value="227" calcext:value-type="float">
            <text:p>227</text:p>
          </table:table-cell>
          <table:table-cell table:formula="of:=IF([.F25]&gt;6;INT([.F25]/3)-2;0)" office:value-type="float" office:value="73" calcext:value-type="float">
            <text:p>73</text:p>
          </table:table-cell>
          <table:table-cell table:formula="of:=IF([.G25]&gt;6;INT([.G25]/3)-2;0)" office:value-type="float" office:value="22" calcext:value-type="float">
            <text:p>22</text:p>
          </table:table-cell>
          <table:table-cell table:formula="of:=IF([.H25]&gt;6;INT([.H25]/3)-2;0)" office:value-type="float" office:value="5" calcext:value-type="float">
            <text:p>5</text:p>
          </table:table-cell>
          <table:table-cell table:formula="of:=IF([.I25]&gt;6;INT([.I25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8080" calcext:value-type="float">
            <text:p>98080</text:p>
          </table:table-cell>
          <table:table-cell table:formula="of:=IF([.A26]&gt;6;INT([.A26]/3)-2;0)" office:value-type="float" office:value="32691" calcext:value-type="float">
            <text:p>32691</text:p>
          </table:table-cell>
          <table:table-cell table:formula="of:=IF([.B26]&gt;6;INT([.B26]/3)-2;0)" office:value-type="float" office:value="10895" calcext:value-type="float">
            <text:p>10895</text:p>
          </table:table-cell>
          <table:table-cell table:formula="of:=IF([.C26]&gt;6;INT([.C26]/3)-2;0)" office:value-type="float" office:value="3629" calcext:value-type="float">
            <text:p>3629</text:p>
          </table:table-cell>
          <table:table-cell table:formula="of:=IF([.D26]&gt;6;INT([.D26]/3)-2;0)" office:value-type="float" office:value="1207" calcext:value-type="float">
            <text:p>1207</text:p>
          </table:table-cell>
          <table:table-cell table:formula="of:=IF([.E26]&gt;6;INT([.E26]/3)-2;0)" office:value-type="float" office:value="400" calcext:value-type="float">
            <text:p>400</text:p>
          </table:table-cell>
          <table:table-cell table:formula="of:=IF([.F26]&gt;6;INT([.F26]/3)-2;0)" office:value-type="float" office:value="131" calcext:value-type="float">
            <text:p>131</text:p>
          </table:table-cell>
          <table:table-cell table:formula="of:=IF([.G26]&gt;6;INT([.G26]/3)-2;0)" office:value-type="float" office:value="41" calcext:value-type="float">
            <text:p>41</text:p>
          </table:table-cell>
          <table:table-cell table:formula="of:=IF([.H26]&gt;6;INT([.H26]/3)-2;0)" office:value-type="float" office:value="11" calcext:value-type="float">
            <text:p>11</text:p>
          </table:table-cell>
          <table:table-cell table:formula="of:=IF([.I26]&gt;6;INT([.I26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8472" calcext:value-type="float">
            <text:p>128472</text:p>
          </table:table-cell>
          <table:table-cell table:formula="of:=IF([.A27]&gt;6;INT([.A27]/3)-2;0)" office:value-type="float" office:value="42822" calcext:value-type="float">
            <text:p>42822</text:p>
          </table:table-cell>
          <table:table-cell table:formula="of:=IF([.B27]&gt;6;INT([.B27]/3)-2;0)" office:value-type="float" office:value="14272" calcext:value-type="float">
            <text:p>14272</text:p>
          </table:table-cell>
          <table:table-cell table:formula="of:=IF([.C27]&gt;6;INT([.C27]/3)-2;0)" office:value-type="float" office:value="4755" calcext:value-type="float">
            <text:p>4755</text:p>
          </table:table-cell>
          <table:table-cell table:formula="of:=IF([.D27]&gt;6;INT([.D27]/3)-2;0)" office:value-type="float" office:value="1583" calcext:value-type="float">
            <text:p>1583</text:p>
          </table:table-cell>
          <table:table-cell table:formula="of:=IF([.E27]&gt;6;INT([.E27]/3)-2;0)" office:value-type="float" office:value="525" calcext:value-type="float">
            <text:p>525</text:p>
          </table:table-cell>
          <table:table-cell table:formula="of:=IF([.F27]&gt;6;INT([.F27]/3)-2;0)" office:value-type="float" office:value="173" calcext:value-type="float">
            <text:p>173</text:p>
          </table:table-cell>
          <table:table-cell table:formula="of:=IF([.G27]&gt;6;INT([.G27]/3)-2;0)" office:value-type="float" office:value="55" calcext:value-type="float">
            <text:p>55</text:p>
          </table:table-cell>
          <table:table-cell table:formula="of:=IF([.H27]&gt;6;INT([.H27]/3)-2;0)" office:value-type="float" office:value="16" calcext:value-type="float">
            <text:p>16</text:p>
          </table:table-cell>
          <table:table-cell table:formula="of:=IF([.I27]&gt;6;INT([.I27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96031" calcext:value-type="float">
            <text:p>96031</text:p>
          </table:table-cell>
          <table:table-cell table:formula="of:=IF([.A28]&gt;6;INT([.A28]/3)-2;0)" office:value-type="float" office:value="32008" calcext:value-type="float">
            <text:p>32008</text:p>
          </table:table-cell>
          <table:table-cell table:formula="of:=IF([.B28]&gt;6;INT([.B28]/3)-2;0)" office:value-type="float" office:value="10667" calcext:value-type="float">
            <text:p>10667</text:p>
          </table:table-cell>
          <table:table-cell table:formula="of:=IF([.C28]&gt;6;INT([.C28]/3)-2;0)" office:value-type="float" office:value="3553" calcext:value-type="float">
            <text:p>3553</text:p>
          </table:table-cell>
          <table:table-cell table:formula="of:=IF([.D28]&gt;6;INT([.D28]/3)-2;0)" office:value-type="float" office:value="1182" calcext:value-type="float">
            <text:p>1182</text:p>
          </table:table-cell>
          <table:table-cell table:formula="of:=IF([.E28]&gt;6;INT([.E28]/3)-2;0)" office:value-type="float" office:value="392" calcext:value-type="float">
            <text:p>392</text:p>
          </table:table-cell>
          <table:table-cell table:formula="of:=IF([.F28]&gt;6;INT([.F28]/3)-2;0)" office:value-type="float" office:value="128" calcext:value-type="float">
            <text:p>128</text:p>
          </table:table-cell>
          <table:table-cell table:formula="of:=IF([.G28]&gt;6;INT([.G28]/3)-2;0)" office:value-type="float" office:value="40" calcext:value-type="float">
            <text:p>40</text:p>
          </table:table-cell>
          <table:table-cell table:formula="of:=IF([.H28]&gt;6;INT([.H28]/3)-2;0)" office:value-type="float" office:value="11" calcext:value-type="float">
            <text:p>11</text:p>
          </table:table-cell>
          <table:table-cell table:formula="of:=IF([.I28]&gt;6;INT([.I28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8960" calcext:value-type="float">
            <text:p>118960</text:p>
          </table:table-cell>
          <table:table-cell table:formula="of:=IF([.A29]&gt;6;INT([.A29]/3)-2;0)" office:value-type="float" office:value="39651" calcext:value-type="float">
            <text:p>39651</text:p>
          </table:table-cell>
          <table:table-cell table:formula="of:=IF([.B29]&gt;6;INT([.B29]/3)-2;0)" office:value-type="float" office:value="13215" calcext:value-type="float">
            <text:p>13215</text:p>
          </table:table-cell>
          <table:table-cell table:formula="of:=IF([.C29]&gt;6;INT([.C29]/3)-2;0)" office:value-type="float" office:value="4403" calcext:value-type="float">
            <text:p>4403</text:p>
          </table:table-cell>
          <table:table-cell table:formula="of:=IF([.D29]&gt;6;INT([.D29]/3)-2;0)" office:value-type="float" office:value="1465" calcext:value-type="float">
            <text:p>1465</text:p>
          </table:table-cell>
          <table:table-cell table:formula="of:=IF([.E29]&gt;6;INT([.E29]/3)-2;0)" office:value-type="float" office:value="486" calcext:value-type="float">
            <text:p>486</text:p>
          </table:table-cell>
          <table:table-cell table:formula="of:=IF([.F29]&gt;6;INT([.F29]/3)-2;0)" office:value-type="float" office:value="160" calcext:value-type="float">
            <text:p>160</text:p>
          </table:table-cell>
          <table:table-cell table:formula="of:=IF([.G29]&gt;6;INT([.G29]/3)-2;0)" office:value-type="float" office:value="51" calcext:value-type="float">
            <text:p>51</text:p>
          </table:table-cell>
          <table:table-cell table:formula="of:=IF([.H29]&gt;6;INT([.H29]/3)-2;0)" office:value-type="float" office:value="15" calcext:value-type="float">
            <text:p>15</text:p>
          </table:table-cell>
          <table:table-cell table:formula="of:=IF([.I29]&gt;6;INT([.I29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4069" calcext:value-type="float">
            <text:p>54069</text:p>
          </table:table-cell>
          <table:table-cell table:formula="of:=IF([.A30]&gt;6;INT([.A30]/3)-2;0)" office:value-type="float" office:value="18021" calcext:value-type="float">
            <text:p>18021</text:p>
          </table:table-cell>
          <table:table-cell table:formula="of:=IF([.B30]&gt;6;INT([.B30]/3)-2;0)" office:value-type="float" office:value="6005" calcext:value-type="float">
            <text:p>6005</text:p>
          </table:table-cell>
          <table:table-cell table:formula="of:=IF([.C30]&gt;6;INT([.C30]/3)-2;0)" office:value-type="float" office:value="1999" calcext:value-type="float">
            <text:p>1999</text:p>
          </table:table-cell>
          <table:table-cell table:formula="of:=IF([.D30]&gt;6;INT([.D30]/3)-2;0)" office:value-type="float" office:value="664" calcext:value-type="float">
            <text:p>664</text:p>
          </table:table-cell>
          <table:table-cell table:formula="of:=IF([.E30]&gt;6;INT([.E30]/3)-2;0)" office:value-type="float" office:value="219" calcext:value-type="float">
            <text:p>219</text:p>
          </table:table-cell>
          <table:table-cell table:formula="of:=IF([.F30]&gt;6;INT([.F30]/3)-2;0)" office:value-type="float" office:value="71" calcext:value-type="float">
            <text:p>71</text:p>
          </table:table-cell>
          <table:table-cell table:formula="of:=IF([.G30]&gt;6;INT([.G30]/3)-2;0)" office:value-type="float" office:value="21" calcext:value-type="float">
            <text:p>21</text:p>
          </table:table-cell>
          <table:table-cell table:formula="of:=IF([.H30]&gt;6;INT([.H30]/3)-2;0)" office:value-type="float" office:value="5" calcext:value-type="float">
            <text:p>5</text:p>
          </table:table-cell>
          <table:table-cell table:formula="of:=IF([.I30]&gt;6;INT([.I30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2000" calcext:value-type="float">
            <text:p>112000</text:p>
          </table:table-cell>
          <table:table-cell table:formula="of:=IF([.A31]&gt;6;INT([.A31]/3)-2;0)" office:value-type="float" office:value="37331" calcext:value-type="float">
            <text:p>37331</text:p>
          </table:table-cell>
          <table:table-cell table:formula="of:=IF([.B31]&gt;6;INT([.B31]/3)-2;0)" office:value-type="float" office:value="12441" calcext:value-type="float">
            <text:p>12441</text:p>
          </table:table-cell>
          <table:table-cell table:formula="of:=IF([.C31]&gt;6;INT([.C31]/3)-2;0)" office:value-type="float" office:value="4145" calcext:value-type="float">
            <text:p>4145</text:p>
          </table:table-cell>
          <table:table-cell table:formula="of:=IF([.D31]&gt;6;INT([.D31]/3)-2;0)" office:value-type="float" office:value="1379" calcext:value-type="float">
            <text:p>1379</text:p>
          </table:table-cell>
          <table:table-cell table:formula="of:=IF([.E31]&gt;6;INT([.E31]/3)-2;0)" office:value-type="float" office:value="457" calcext:value-type="float">
            <text:p>457</text:p>
          </table:table-cell>
          <table:table-cell table:formula="of:=IF([.F31]&gt;6;INT([.F31]/3)-2;0)" office:value-type="float" office:value="150" calcext:value-type="float">
            <text:p>150</text:p>
          </table:table-cell>
          <table:table-cell table:formula="of:=IF([.G31]&gt;6;INT([.G31]/3)-2;0)" office:value-type="float" office:value="48" calcext:value-type="float">
            <text:p>48</text:p>
          </table:table-cell>
          <table:table-cell table:formula="of:=IF([.H31]&gt;6;INT([.H31]/3)-2;0)" office:value-type="float" office:value="14" calcext:value-type="float">
            <text:p>14</text:p>
          </table:table-cell>
          <table:table-cell table:formula="of:=IF([.I31]&gt;6;INT([.I31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62979" calcext:value-type="float">
            <text:p>62979</text:p>
          </table:table-cell>
          <table:table-cell table:formula="of:=IF([.A32]&gt;6;INT([.A32]/3)-2;0)" office:value-type="float" office:value="20991" calcext:value-type="float">
            <text:p>20991</text:p>
          </table:table-cell>
          <table:table-cell table:formula="of:=IF([.B32]&gt;6;INT([.B32]/3)-2;0)" office:value-type="float" office:value="6995" calcext:value-type="float">
            <text:p>6995</text:p>
          </table:table-cell>
          <table:table-cell table:formula="of:=IF([.C32]&gt;6;INT([.C32]/3)-2;0)" office:value-type="float" office:value="2329" calcext:value-type="float">
            <text:p>2329</text:p>
          </table:table-cell>
          <table:table-cell table:formula="of:=IF([.D32]&gt;6;INT([.D32]/3)-2;0)" office:value-type="float" office:value="774" calcext:value-type="float">
            <text:p>774</text:p>
          </table:table-cell>
          <table:table-cell table:formula="of:=IF([.E32]&gt;6;INT([.E32]/3)-2;0)" office:value-type="float" office:value="256" calcext:value-type="float">
            <text:p>256</text:p>
          </table:table-cell>
          <table:table-cell table:formula="of:=IF([.F32]&gt;6;INT([.F32]/3)-2;0)" office:value-type="float" office:value="83" calcext:value-type="float">
            <text:p>83</text:p>
          </table:table-cell>
          <table:table-cell table:formula="of:=IF([.G32]&gt;6;INT([.G32]/3)-2;0)" office:value-type="float" office:value="25" calcext:value-type="float">
            <text:p>25</text:p>
          </table:table-cell>
          <table:table-cell table:formula="of:=IF([.H32]&gt;6;INT([.H32]/3)-2;0)" office:value-type="float" office:value="6" calcext:value-type="float">
            <text:p>6</text:p>
          </table:table-cell>
          <table:table-cell table:formula="of:=IF([.I32]&gt;6;INT([.I32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5518" calcext:value-type="float">
            <text:p>105518</text:p>
          </table:table-cell>
          <table:table-cell table:formula="of:=IF([.A33]&gt;6;INT([.A33]/3)-2;0)" office:value-type="float" office:value="35170" calcext:value-type="float">
            <text:p>35170</text:p>
          </table:table-cell>
          <table:table-cell table:formula="of:=IF([.B33]&gt;6;INT([.B33]/3)-2;0)" office:value-type="float" office:value="11721" calcext:value-type="float">
            <text:p>11721</text:p>
          </table:table-cell>
          <table:table-cell table:formula="of:=IF([.C33]&gt;6;INT([.C33]/3)-2;0)" office:value-type="float" office:value="3905" calcext:value-type="float">
            <text:p>3905</text:p>
          </table:table-cell>
          <table:table-cell table:formula="of:=IF([.D33]&gt;6;INT([.D33]/3)-2;0)" office:value-type="float" office:value="1299" calcext:value-type="float">
            <text:p>1299</text:p>
          </table:table-cell>
          <table:table-cell table:formula="of:=IF([.E33]&gt;6;INT([.E33]/3)-2;0)" office:value-type="float" office:value="431" calcext:value-type="float">
            <text:p>431</text:p>
          </table:table-cell>
          <table:table-cell table:formula="of:=IF([.F33]&gt;6;INT([.F33]/3)-2;0)" office:value-type="float" office:value="141" calcext:value-type="float">
            <text:p>141</text:p>
          </table:table-cell>
          <table:table-cell table:formula="of:=IF([.G33]&gt;6;INT([.G33]/3)-2;0)" office:value-type="float" office:value="45" calcext:value-type="float">
            <text:p>45</text:p>
          </table:table-cell>
          <table:table-cell table:formula="of:=IF([.H33]&gt;6;INT([.H33]/3)-2;0)" office:value-type="float" office:value="13" calcext:value-type="float">
            <text:p>13</text:p>
          </table:table-cell>
          <table:table-cell table:formula="of:=IF([.I33]&gt;6;INT([.I33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3342" calcext:value-type="float">
            <text:p>73342</text:p>
          </table:table-cell>
          <table:table-cell table:formula="of:=IF([.A34]&gt;6;INT([.A34]/3)-2;0)" office:value-type="float" office:value="24445" calcext:value-type="float">
            <text:p>24445</text:p>
          </table:table-cell>
          <table:table-cell table:formula="of:=IF([.B34]&gt;6;INT([.B34]/3)-2;0)" office:value-type="float" office:value="8146" calcext:value-type="float">
            <text:p>8146</text:p>
          </table:table-cell>
          <table:table-cell table:formula="of:=IF([.C34]&gt;6;INT([.C34]/3)-2;0)" office:value-type="float" office:value="2713" calcext:value-type="float">
            <text:p>2713</text:p>
          </table:table-cell>
          <table:table-cell table:formula="of:=IF([.D34]&gt;6;INT([.D34]/3)-2;0)" office:value-type="float" office:value="902" calcext:value-type="float">
            <text:p>902</text:p>
          </table:table-cell>
          <table:table-cell table:formula="of:=IF([.E34]&gt;6;INT([.E34]/3)-2;0)" office:value-type="float" office:value="298" calcext:value-type="float">
            <text:p>298</text:p>
          </table:table-cell>
          <table:table-cell table:formula="of:=IF([.F34]&gt;6;INT([.F34]/3)-2;0)" office:value-type="float" office:value="97" calcext:value-type="float">
            <text:p>97</text:p>
          </table:table-cell>
          <table:table-cell table:formula="of:=IF([.G34]&gt;6;INT([.G34]/3)-2;0)" office:value-type="float" office:value="30" calcext:value-type="float">
            <text:p>30</text:p>
          </table:table-cell>
          <table:table-cell table:formula="of:=IF([.H34]&gt;6;INT([.H34]/3)-2;0)" office:value-type="float" office:value="8" calcext:value-type="float">
            <text:p>8</text:p>
          </table:table-cell>
          <table:table-cell table:formula="of:=IF([.I34]&gt;6;INT([.I34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2270" calcext:value-type="float">
            <text:p>52270</text:p>
          </table:table-cell>
          <table:table-cell table:formula="of:=IF([.A35]&gt;6;INT([.A35]/3)-2;0)" office:value-type="float" office:value="17421" calcext:value-type="float">
            <text:p>17421</text:p>
          </table:table-cell>
          <table:table-cell table:formula="of:=IF([.B35]&gt;6;INT([.B35]/3)-2;0)" office:value-type="float" office:value="5805" calcext:value-type="float">
            <text:p>5805</text:p>
          </table:table-cell>
          <table:table-cell table:formula="of:=IF([.C35]&gt;6;INT([.C35]/3)-2;0)" office:value-type="float" office:value="1933" calcext:value-type="float">
            <text:p>1933</text:p>
          </table:table-cell>
          <table:table-cell table:formula="of:=IF([.D35]&gt;6;INT([.D35]/3)-2;0)" office:value-type="float" office:value="642" calcext:value-type="float">
            <text:p>642</text:p>
          </table:table-cell>
          <table:table-cell table:formula="of:=IF([.E35]&gt;6;INT([.E35]/3)-2;0)" office:value-type="float" office:value="212" calcext:value-type="float">
            <text:p>212</text:p>
          </table:table-cell>
          <table:table-cell table:formula="of:=IF([.F35]&gt;6;INT([.F35]/3)-2;0)" office:value-type="float" office:value="68" calcext:value-type="float">
            <text:p>68</text:p>
          </table:table-cell>
          <table:table-cell table:formula="of:=IF([.G35]&gt;6;INT([.G35]/3)-2;0)" office:value-type="float" office:value="20" calcext:value-type="float">
            <text:p>20</text:p>
          </table:table-cell>
          <table:table-cell table:formula="of:=IF([.H35]&gt;6;INT([.H35]/3)-2;0)" office:value-type="float" office:value="4" calcext:value-type="float">
            <text:p>4</text:p>
          </table:table-cell>
          <table:table-cell table:formula="of:=IF([.I35]&gt;6;INT([.I35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28841" calcext:value-type="float">
            <text:p>128841</text:p>
          </table:table-cell>
          <table:table-cell table:formula="of:=IF([.A36]&gt;6;INT([.A36]/3)-2;0)" office:value-type="float" office:value="42945" calcext:value-type="float">
            <text:p>42945</text:p>
          </table:table-cell>
          <table:table-cell table:formula="of:=IF([.B36]&gt;6;INT([.B36]/3)-2;0)" office:value-type="float" office:value="14313" calcext:value-type="float">
            <text:p>14313</text:p>
          </table:table-cell>
          <table:table-cell table:formula="of:=IF([.C36]&gt;6;INT([.C36]/3)-2;0)" office:value-type="float" office:value="4769" calcext:value-type="float">
            <text:p>4769</text:p>
          </table:table-cell>
          <table:table-cell table:formula="of:=IF([.D36]&gt;6;INT([.D36]/3)-2;0)" office:value-type="float" office:value="1587" calcext:value-type="float">
            <text:p>1587</text:p>
          </table:table-cell>
          <table:table-cell table:formula="of:=IF([.E36]&gt;6;INT([.E36]/3)-2;0)" office:value-type="float" office:value="527" calcext:value-type="float">
            <text:p>527</text:p>
          </table:table-cell>
          <table:table-cell table:formula="of:=IF([.F36]&gt;6;INT([.F36]/3)-2;0)" office:value-type="float" office:value="173" calcext:value-type="float">
            <text:p>173</text:p>
          </table:table-cell>
          <table:table-cell table:formula="of:=IF([.G36]&gt;6;INT([.G36]/3)-2;0)" office:value-type="float" office:value="55" calcext:value-type="float">
            <text:p>55</text:p>
          </table:table-cell>
          <table:table-cell table:formula="of:=IF([.H36]&gt;6;INT([.H36]/3)-2;0)" office:value-type="float" office:value="16" calcext:value-type="float">
            <text:p>16</text:p>
          </table:table-cell>
          <table:table-cell table:formula="of:=IF([.I36]&gt;6;INT([.I36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68267" calcext:value-type="float">
            <text:p>68267</text:p>
          </table:table-cell>
          <table:table-cell table:formula="of:=IF([.A37]&gt;6;INT([.A37]/3)-2;0)" office:value-type="float" office:value="22753" calcext:value-type="float">
            <text:p>22753</text:p>
          </table:table-cell>
          <table:table-cell table:formula="of:=IF([.B37]&gt;6;INT([.B37]/3)-2;0)" office:value-type="float" office:value="7582" calcext:value-type="float">
            <text:p>7582</text:p>
          </table:table-cell>
          <table:table-cell table:formula="of:=IF([.C37]&gt;6;INT([.C37]/3)-2;0)" office:value-type="float" office:value="2525" calcext:value-type="float">
            <text:p>2525</text:p>
          </table:table-cell>
          <table:table-cell table:formula="of:=IF([.D37]&gt;6;INT([.D37]/3)-2;0)" office:value-type="float" office:value="839" calcext:value-type="float">
            <text:p>839</text:p>
          </table:table-cell>
          <table:table-cell table:formula="of:=IF([.E37]&gt;6;INT([.E37]/3)-2;0)" office:value-type="float" office:value="277" calcext:value-type="float">
            <text:p>277</text:p>
          </table:table-cell>
          <table:table-cell table:formula="of:=IF([.F37]&gt;6;INT([.F37]/3)-2;0)" office:value-type="float" office:value="90" calcext:value-type="float">
            <text:p>90</text:p>
          </table:table-cell>
          <table:table-cell table:formula="of:=IF([.G37]&gt;6;INT([.G37]/3)-2;0)" office:value-type="float" office:value="28" calcext:value-type="float">
            <text:p>28</text:p>
          </table:table-cell>
          <table:table-cell table:formula="of:=IF([.H37]&gt;6;INT([.H37]/3)-2;0)" office:value-type="float" office:value="7" calcext:value-type="float">
            <text:p>7</text:p>
          </table:table-cell>
          <table:table-cell table:formula="of:=IF([.I37]&gt;6;INT([.I37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0789" calcext:value-type="float">
            <text:p>70789</text:p>
          </table:table-cell>
          <table:table-cell table:formula="of:=IF([.A38]&gt;6;INT([.A38]/3)-2;0)" office:value-type="float" office:value="23594" calcext:value-type="float">
            <text:p>23594</text:p>
          </table:table-cell>
          <table:table-cell table:formula="of:=IF([.B38]&gt;6;INT([.B38]/3)-2;0)" office:value-type="float" office:value="7862" calcext:value-type="float">
            <text:p>7862</text:p>
          </table:table-cell>
          <table:table-cell table:formula="of:=IF([.C38]&gt;6;INT([.C38]/3)-2;0)" office:value-type="float" office:value="2618" calcext:value-type="float">
            <text:p>2618</text:p>
          </table:table-cell>
          <table:table-cell table:formula="of:=IF([.D38]&gt;6;INT([.D38]/3)-2;0)" office:value-type="float" office:value="870" calcext:value-type="float">
            <text:p>870</text:p>
          </table:table-cell>
          <table:table-cell table:formula="of:=IF([.E38]&gt;6;INT([.E38]/3)-2;0)" office:value-type="float" office:value="288" calcext:value-type="float">
            <text:p>288</text:p>
          </table:table-cell>
          <table:table-cell table:formula="of:=IF([.F38]&gt;6;INT([.F38]/3)-2;0)" office:value-type="float" office:value="94" calcext:value-type="float">
            <text:p>94</text:p>
          </table:table-cell>
          <table:table-cell table:formula="of:=IF([.G38]&gt;6;INT([.G38]/3)-2;0)" office:value-type="float" office:value="29" calcext:value-type="float">
            <text:p>29</text:p>
          </table:table-cell>
          <table:table-cell table:formula="of:=IF([.H38]&gt;6;INT([.H38]/3)-2;0)" office:value-type="float" office:value="7" calcext:value-type="float">
            <text:p>7</text:p>
          </table:table-cell>
          <table:table-cell table:formula="of:=IF([.I38]&gt;6;INT([.I38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4792" calcext:value-type="float">
            <text:p>94792</text:p>
          </table:table-cell>
          <table:table-cell table:formula="of:=IF([.A39]&gt;6;INT([.A39]/3)-2;0)" office:value-type="float" office:value="31595" calcext:value-type="float">
            <text:p>31595</text:p>
          </table:table-cell>
          <table:table-cell table:formula="of:=IF([.B39]&gt;6;INT([.B39]/3)-2;0)" office:value-type="float" office:value="10529" calcext:value-type="float">
            <text:p>10529</text:p>
          </table:table-cell>
          <table:table-cell table:formula="of:=IF([.C39]&gt;6;INT([.C39]/3)-2;0)" office:value-type="float" office:value="3507" calcext:value-type="float">
            <text:p>3507</text:p>
          </table:table-cell>
          <table:table-cell table:formula="of:=IF([.D39]&gt;6;INT([.D39]/3)-2;0)" office:value-type="float" office:value="1167" calcext:value-type="float">
            <text:p>1167</text:p>
          </table:table-cell>
          <table:table-cell table:formula="of:=IF([.E39]&gt;6;INT([.E39]/3)-2;0)" office:value-type="float" office:value="387" calcext:value-type="float">
            <text:p>387</text:p>
          </table:table-cell>
          <table:table-cell table:formula="of:=IF([.F39]&gt;6;INT([.F39]/3)-2;0)" office:value-type="float" office:value="127" calcext:value-type="float">
            <text:p>127</text:p>
          </table:table-cell>
          <table:table-cell table:formula="of:=IF([.G39]&gt;6;INT([.G39]/3)-2;0)" office:value-type="float" office:value="40" calcext:value-type="float">
            <text:p>40</text:p>
          </table:table-cell>
          <table:table-cell table:formula="of:=IF([.H39]&gt;6;INT([.H39]/3)-2;0)" office:value-type="float" office:value="11" calcext:value-type="float">
            <text:p>11</text:p>
          </table:table-cell>
          <table:table-cell table:formula="of:=IF([.I39]&gt;6;INT([.I39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0738" calcext:value-type="float">
            <text:p>100738</text:p>
          </table:table-cell>
          <table:table-cell table:formula="of:=IF([.A40]&gt;6;INT([.A40]/3)-2;0)" office:value-type="float" office:value="33577" calcext:value-type="float">
            <text:p>33577</text:p>
          </table:table-cell>
          <table:table-cell table:formula="of:=IF([.B40]&gt;6;INT([.B40]/3)-2;0)" office:value-type="float" office:value="11190" calcext:value-type="float">
            <text:p>11190</text:p>
          </table:table-cell>
          <table:table-cell table:formula="of:=IF([.C40]&gt;6;INT([.C40]/3)-2;0)" office:value-type="float" office:value="3728" calcext:value-type="float">
            <text:p>3728</text:p>
          </table:table-cell>
          <table:table-cell table:formula="of:=IF([.D40]&gt;6;INT([.D40]/3)-2;0)" office:value-type="float" office:value="1240" calcext:value-type="float">
            <text:p>1240</text:p>
          </table:table-cell>
          <table:table-cell table:formula="of:=IF([.E40]&gt;6;INT([.E40]/3)-2;0)" office:value-type="float" office:value="411" calcext:value-type="float">
            <text:p>411</text:p>
          </table:table-cell>
          <table:table-cell table:formula="of:=IF([.F40]&gt;6;INT([.F40]/3)-2;0)" office:value-type="float" office:value="135" calcext:value-type="float">
            <text:p>135</text:p>
          </table:table-cell>
          <table:table-cell table:formula="of:=IF([.G40]&gt;6;INT([.G40]/3)-2;0)" office:value-type="float" office:value="43" calcext:value-type="float">
            <text:p>43</text:p>
          </table:table-cell>
          <table:table-cell table:formula="of:=IF([.H40]&gt;6;INT([.H40]/3)-2;0)" office:value-type="float" office:value="12" calcext:value-type="float">
            <text:p>12</text:p>
          </table:table-cell>
          <table:table-cell table:formula="of:=IF([.I40]&gt;6;INT([.I40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02331" calcext:value-type="float">
            <text:p>102331</text:p>
          </table:table-cell>
          <table:table-cell table:formula="of:=IF([.A41]&gt;6;INT([.A41]/3)-2;0)" office:value-type="float" office:value="34108" calcext:value-type="float">
            <text:p>34108</text:p>
          </table:table-cell>
          <table:table-cell table:formula="of:=IF([.B41]&gt;6;INT([.B41]/3)-2;0)" office:value-type="float" office:value="11367" calcext:value-type="float">
            <text:p>11367</text:p>
          </table:table-cell>
          <table:table-cell table:formula="of:=IF([.C41]&gt;6;INT([.C41]/3)-2;0)" office:value-type="float" office:value="3787" calcext:value-type="float">
            <text:p>3787</text:p>
          </table:table-cell>
          <table:table-cell table:formula="of:=IF([.D41]&gt;6;INT([.D41]/3)-2;0)" office:value-type="float" office:value="1260" calcext:value-type="float">
            <text:p>1260</text:p>
          </table:table-cell>
          <table:table-cell table:formula="of:=IF([.E41]&gt;6;INT([.E41]/3)-2;0)" office:value-type="float" office:value="418" calcext:value-type="float">
            <text:p>418</text:p>
          </table:table-cell>
          <table:table-cell table:formula="of:=IF([.F41]&gt;6;INT([.F41]/3)-2;0)" office:value-type="float" office:value="137" calcext:value-type="float">
            <text:p>137</text:p>
          </table:table-cell>
          <table:table-cell table:formula="of:=IF([.G41]&gt;6;INT([.G41]/3)-2;0)" office:value-type="float" office:value="43" calcext:value-type="float">
            <text:p>43</text:p>
          </table:table-cell>
          <table:table-cell table:formula="of:=IF([.H41]&gt;6;INT([.H41]/3)-2;0)" office:value-type="float" office:value="12" calcext:value-type="float">
            <text:p>12</text:p>
          </table:table-cell>
          <table:table-cell table:formula="of:=IF([.I41]&gt;6;INT([.I41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83082" calcext:value-type="float">
            <text:p>83082</text:p>
          </table:table-cell>
          <table:table-cell table:formula="of:=IF([.A42]&gt;6;INT([.A42]/3)-2;0)" office:value-type="float" office:value="27692" calcext:value-type="float">
            <text:p>27692</text:p>
          </table:table-cell>
          <table:table-cell table:formula="of:=IF([.B42]&gt;6;INT([.B42]/3)-2;0)" office:value-type="float" office:value="9228" calcext:value-type="float">
            <text:p>9228</text:p>
          </table:table-cell>
          <table:table-cell table:formula="of:=IF([.C42]&gt;6;INT([.C42]/3)-2;0)" office:value-type="float" office:value="3074" calcext:value-type="float">
            <text:p>3074</text:p>
          </table:table-cell>
          <table:table-cell table:formula="of:=IF([.D42]&gt;6;INT([.D42]/3)-2;0)" office:value-type="float" office:value="1022" calcext:value-type="float">
            <text:p>1022</text:p>
          </table:table-cell>
          <table:table-cell table:formula="of:=IF([.E42]&gt;6;INT([.E42]/3)-2;0)" office:value-type="float" office:value="338" calcext:value-type="float">
            <text:p>338</text:p>
          </table:table-cell>
          <table:table-cell table:formula="of:=IF([.F42]&gt;6;INT([.F42]/3)-2;0)" office:value-type="float" office:value="110" calcext:value-type="float">
            <text:p>110</text:p>
          </table:table-cell>
          <table:table-cell table:formula="of:=IF([.G42]&gt;6;INT([.G42]/3)-2;0)" office:value-type="float" office:value="34" calcext:value-type="float">
            <text:p>34</text:p>
          </table:table-cell>
          <table:table-cell table:formula="of:=IF([.H42]&gt;6;INT([.H42]/3)-2;0)" office:value-type="float" office:value="9" calcext:value-type="float">
            <text:p>9</text:p>
          </table:table-cell>
          <table:table-cell table:formula="of:=IF([.I42]&gt;6;INT([.I42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7124" calcext:value-type="float">
            <text:p>77124</text:p>
          </table:table-cell>
          <table:table-cell table:formula="of:=IF([.A43]&gt;6;INT([.A43]/3)-2;0)" office:value-type="float" office:value="25706" calcext:value-type="float">
            <text:p>25706</text:p>
          </table:table-cell>
          <table:table-cell table:formula="of:=IF([.B43]&gt;6;INT([.B43]/3)-2;0)" office:value-type="float" office:value="8566" calcext:value-type="float">
            <text:p>8566</text:p>
          </table:table-cell>
          <table:table-cell table:formula="of:=IF([.C43]&gt;6;INT([.C43]/3)-2;0)" office:value-type="float" office:value="2853" calcext:value-type="float">
            <text:p>2853</text:p>
          </table:table-cell>
          <table:table-cell table:formula="of:=IF([.D43]&gt;6;INT([.D43]/3)-2;0)" office:value-type="float" office:value="949" calcext:value-type="float">
            <text:p>949</text:p>
          </table:table-cell>
          <table:table-cell table:formula="of:=IF([.E43]&gt;6;INT([.E43]/3)-2;0)" office:value-type="float" office:value="314" calcext:value-type="float">
            <text:p>314</text:p>
          </table:table-cell>
          <table:table-cell table:formula="of:=IF([.F43]&gt;6;INT([.F43]/3)-2;0)" office:value-type="float" office:value="102" calcext:value-type="float">
            <text:p>102</text:p>
          </table:table-cell>
          <table:table-cell table:formula="of:=IF([.G43]&gt;6;INT([.G43]/3)-2;0)" office:value-type="float" office:value="32" calcext:value-type="float">
            <text:p>32</text:p>
          </table:table-cell>
          <table:table-cell table:formula="of:=IF([.H43]&gt;6;INT([.H43]/3)-2;0)" office:value-type="float" office:value="8" calcext:value-type="float">
            <text:p>8</text:p>
          </table:table-cell>
          <table:table-cell table:formula="of:=IF([.I43]&gt;6;INT([.I43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7360" calcext:value-type="float">
            <text:p>97360</text:p>
          </table:table-cell>
          <table:table-cell table:formula="of:=IF([.A44]&gt;6;INT([.A44]/3)-2;0)" office:value-type="float" office:value="32451" calcext:value-type="float">
            <text:p>32451</text:p>
          </table:table-cell>
          <table:table-cell table:formula="of:=IF([.B44]&gt;6;INT([.B44]/3)-2;0)" office:value-type="float" office:value="10815" calcext:value-type="float">
            <text:p>10815</text:p>
          </table:table-cell>
          <table:table-cell table:formula="of:=IF([.C44]&gt;6;INT([.C44]/3)-2;0)" office:value-type="float" office:value="3603" calcext:value-type="float">
            <text:p>3603</text:p>
          </table:table-cell>
          <table:table-cell table:formula="of:=IF([.D44]&gt;6;INT([.D44]/3)-2;0)" office:value-type="float" office:value="1199" calcext:value-type="float">
            <text:p>1199</text:p>
          </table:table-cell>
          <table:table-cell table:formula="of:=IF([.E44]&gt;6;INT([.E44]/3)-2;0)" office:value-type="float" office:value="397" calcext:value-type="float">
            <text:p>397</text:p>
          </table:table-cell>
          <table:table-cell table:formula="of:=IF([.F44]&gt;6;INT([.F44]/3)-2;0)" office:value-type="float" office:value="130" calcext:value-type="float">
            <text:p>130</text:p>
          </table:table-cell>
          <table:table-cell table:formula="of:=IF([.G44]&gt;6;INT([.G44]/3)-2;0)" office:value-type="float" office:value="41" calcext:value-type="float">
            <text:p>41</text:p>
          </table:table-cell>
          <table:table-cell table:formula="of:=IF([.H44]&gt;6;INT([.H44]/3)-2;0)" office:value-type="float" office:value="11" calcext:value-type="float">
            <text:p>11</text:p>
          </table:table-cell>
          <table:table-cell table:formula="of:=IF([.I44]&gt;6;INT([.I44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6165" calcext:value-type="float">
            <text:p>86165</text:p>
          </table:table-cell>
          <table:table-cell table:formula="of:=IF([.A45]&gt;6;INT([.A45]/3)-2;0)" office:value-type="float" office:value="28719" calcext:value-type="float">
            <text:p>28719</text:p>
          </table:table-cell>
          <table:table-cell table:formula="of:=IF([.B45]&gt;6;INT([.B45]/3)-2;0)" office:value-type="float" office:value="9571" calcext:value-type="float">
            <text:p>9571</text:p>
          </table:table-cell>
          <table:table-cell table:formula="of:=IF([.C45]&gt;6;INT([.C45]/3)-2;0)" office:value-type="float" office:value="3188" calcext:value-type="float">
            <text:p>3188</text:p>
          </table:table-cell>
          <table:table-cell table:formula="of:=IF([.D45]&gt;6;INT([.D45]/3)-2;0)" office:value-type="float" office:value="1060" calcext:value-type="float">
            <text:p>1060</text:p>
          </table:table-cell>
          <table:table-cell table:formula="of:=IF([.E45]&gt;6;INT([.E45]/3)-2;0)" office:value-type="float" office:value="351" calcext:value-type="float">
            <text:p>351</text:p>
          </table:table-cell>
          <table:table-cell table:formula="of:=IF([.F45]&gt;6;INT([.F45]/3)-2;0)" office:value-type="float" office:value="115" calcext:value-type="float">
            <text:p>115</text:p>
          </table:table-cell>
          <table:table-cell table:formula="of:=IF([.G45]&gt;6;INT([.G45]/3)-2;0)" office:value-type="float" office:value="36" calcext:value-type="float">
            <text:p>36</text:p>
          </table:table-cell>
          <table:table-cell table:formula="of:=IF([.H45]&gt;6;INT([.H45]/3)-2;0)" office:value-type="float" office:value="10" calcext:value-type="float">
            <text:p>10</text:p>
          </table:table-cell>
          <table:table-cell table:formula="of:=IF([.I45]&gt;6;INT([.I45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6120" calcext:value-type="float">
            <text:p>66120</text:p>
          </table:table-cell>
          <table:table-cell table:formula="of:=IF([.A46]&gt;6;INT([.A46]/3)-2;0)" office:value-type="float" office:value="22038" calcext:value-type="float">
            <text:p>22038</text:p>
          </table:table-cell>
          <table:table-cell table:formula="of:=IF([.B46]&gt;6;INT([.B46]/3)-2;0)" office:value-type="float" office:value="7344" calcext:value-type="float">
            <text:p>7344</text:p>
          </table:table-cell>
          <table:table-cell table:formula="of:=IF([.C46]&gt;6;INT([.C46]/3)-2;0)" office:value-type="float" office:value="2446" calcext:value-type="float">
            <text:p>2446</text:p>
          </table:table-cell>
          <table:table-cell table:formula="of:=IF([.D46]&gt;6;INT([.D46]/3)-2;0)" office:value-type="float" office:value="813" calcext:value-type="float">
            <text:p>813</text:p>
          </table:table-cell>
          <table:table-cell table:formula="of:=IF([.E46]&gt;6;INT([.E46]/3)-2;0)" office:value-type="float" office:value="269" calcext:value-type="float">
            <text:p>269</text:p>
          </table:table-cell>
          <table:table-cell table:formula="of:=IF([.F46]&gt;6;INT([.F46]/3)-2;0)" office:value-type="float" office:value="87" calcext:value-type="float">
            <text:p>87</text:p>
          </table:table-cell>
          <table:table-cell table:formula="of:=IF([.G46]&gt;6;INT([.G46]/3)-2;0)" office:value-type="float" office:value="27" calcext:value-type="float">
            <text:p>27</text:p>
          </table:table-cell>
          <table:table-cell table:formula="of:=IF([.H46]&gt;6;INT([.H46]/3)-2;0)" office:value-type="float" office:value="7" calcext:value-type="float">
            <text:p>7</text:p>
          </table:table-cell>
          <table:table-cell table:formula="of:=IF([.I46]&gt;6;INT([.I46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39042" calcext:value-type="float">
            <text:p>139042</text:p>
          </table:table-cell>
          <table:table-cell table:formula="of:=IF([.A47]&gt;6;INT([.A47]/3)-2;0)" office:value-type="float" office:value="46345" calcext:value-type="float">
            <text:p>46345</text:p>
          </table:table-cell>
          <table:table-cell table:formula="of:=IF([.B47]&gt;6;INT([.B47]/3)-2;0)" office:value-type="float" office:value="15446" calcext:value-type="float">
            <text:p>15446</text:p>
          </table:table-cell>
          <table:table-cell table:formula="of:=IF([.C47]&gt;6;INT([.C47]/3)-2;0)" office:value-type="float" office:value="5146" calcext:value-type="float">
            <text:p>5146</text:p>
          </table:table-cell>
          <table:table-cell table:formula="of:=IF([.D47]&gt;6;INT([.D47]/3)-2;0)" office:value-type="float" office:value="1713" calcext:value-type="float">
            <text:p>1713</text:p>
          </table:table-cell>
          <table:table-cell table:formula="of:=IF([.E47]&gt;6;INT([.E47]/3)-2;0)" office:value-type="float" office:value="569" calcext:value-type="float">
            <text:p>569</text:p>
          </table:table-cell>
          <table:table-cell table:formula="of:=IF([.F47]&gt;6;INT([.F47]/3)-2;0)" office:value-type="float" office:value="187" calcext:value-type="float">
            <text:p>187</text:p>
          </table:table-cell>
          <table:table-cell table:formula="of:=IF([.G47]&gt;6;INT([.G47]/3)-2;0)" office:value-type="float" office:value="60" calcext:value-type="float">
            <text:p>60</text:p>
          </table:table-cell>
          <table:table-cell table:formula="of:=IF([.H47]&gt;6;INT([.H47]/3)-2;0)" office:value-type="float" office:value="18" calcext:value-type="float">
            <text:p>18</text:p>
          </table:table-cell>
          <table:table-cell table:formula="of:=IF([.I47]&gt;6;INT([.I47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0390" calcext:value-type="float">
            <text:p>50390</text:p>
          </table:table-cell>
          <table:table-cell table:formula="of:=IF([.A48]&gt;6;INT([.A48]/3)-2;0)" office:value-type="float" office:value="16794" calcext:value-type="float">
            <text:p>16794</text:p>
          </table:table-cell>
          <table:table-cell table:formula="of:=IF([.B48]&gt;6;INT([.B48]/3)-2;0)" office:value-type="float" office:value="5596" calcext:value-type="float">
            <text:p>5596</text:p>
          </table:table-cell>
          <table:table-cell table:formula="of:=IF([.C48]&gt;6;INT([.C48]/3)-2;0)" office:value-type="float" office:value="1863" calcext:value-type="float">
            <text:p>1863</text:p>
          </table:table-cell>
          <table:table-cell table:formula="of:=IF([.D48]&gt;6;INT([.D48]/3)-2;0)" office:value-type="float" office:value="619" calcext:value-type="float">
            <text:p>619</text:p>
          </table:table-cell>
          <table:table-cell table:formula="of:=IF([.E48]&gt;6;INT([.E48]/3)-2;0)" office:value-type="float" office:value="204" calcext:value-type="float">
            <text:p>204</text:p>
          </table:table-cell>
          <table:table-cell table:formula="of:=IF([.F48]&gt;6;INT([.F48]/3)-2;0)" office:value-type="float" office:value="66" calcext:value-type="float">
            <text:p>66</text:p>
          </table:table-cell>
          <table:table-cell table:formula="of:=IF([.G48]&gt;6;INT([.G48]/3)-2;0)" office:value-type="float" office:value="20" calcext:value-type="float">
            <text:p>20</text:p>
          </table:table-cell>
          <table:table-cell table:formula="of:=IF([.H48]&gt;6;INT([.H48]/3)-2;0)" office:value-type="float" office:value="4" calcext:value-type="float">
            <text:p>4</text:p>
          </table:table-cell>
          <table:table-cell table:formula="of:=IF([.I48]&gt;6;INT([.I48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5308" calcext:value-type="float">
            <text:p>105308</text:p>
          </table:table-cell>
          <table:table-cell table:formula="of:=IF([.A49]&gt;6;INT([.A49]/3)-2;0)" office:value-type="float" office:value="35100" calcext:value-type="float">
            <text:p>35100</text:p>
          </table:table-cell>
          <table:table-cell table:formula="of:=IF([.B49]&gt;6;INT([.B49]/3)-2;0)" office:value-type="float" office:value="11698" calcext:value-type="float">
            <text:p>11698</text:p>
          </table:table-cell>
          <table:table-cell table:formula="of:=IF([.C49]&gt;6;INT([.C49]/3)-2;0)" office:value-type="float" office:value="3897" calcext:value-type="float">
            <text:p>3897</text:p>
          </table:table-cell>
          <table:table-cell table:formula="of:=IF([.D49]&gt;6;INT([.D49]/3)-2;0)" office:value-type="float" office:value="1297" calcext:value-type="float">
            <text:p>1297</text:p>
          </table:table-cell>
          <table:table-cell table:formula="of:=IF([.E49]&gt;6;INT([.E49]/3)-2;0)" office:value-type="float" office:value="430" calcext:value-type="float">
            <text:p>430</text:p>
          </table:table-cell>
          <table:table-cell table:formula="of:=IF([.F49]&gt;6;INT([.F49]/3)-2;0)" office:value-type="float" office:value="141" calcext:value-type="float">
            <text:p>141</text:p>
          </table:table-cell>
          <table:table-cell table:formula="of:=IF([.G49]&gt;6;INT([.G49]/3)-2;0)" office:value-type="float" office:value="45" calcext:value-type="float">
            <text:p>45</text:p>
          </table:table-cell>
          <table:table-cell table:formula="of:=IF([.H49]&gt;6;INT([.H49]/3)-2;0)" office:value-type="float" office:value="13" calcext:value-type="float">
            <text:p>13</text:p>
          </table:table-cell>
          <table:table-cell table:formula="of:=IF([.I49]&gt;6;INT([.I49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94607" calcext:value-type="float">
            <text:p>94607</text:p>
          </table:table-cell>
          <table:table-cell table:formula="of:=IF([.A50]&gt;6;INT([.A50]/3)-2;0)" office:value-type="float" office:value="31533" calcext:value-type="float">
            <text:p>31533</text:p>
          </table:table-cell>
          <table:table-cell table:formula="of:=IF([.B50]&gt;6;INT([.B50]/3)-2;0)" office:value-type="float" office:value="10509" calcext:value-type="float">
            <text:p>10509</text:p>
          </table:table-cell>
          <table:table-cell table:formula="of:=IF([.C50]&gt;6;INT([.C50]/3)-2;0)" office:value-type="float" office:value="3501" calcext:value-type="float">
            <text:p>3501</text:p>
          </table:table-cell>
          <table:table-cell table:formula="of:=IF([.D50]&gt;6;INT([.D50]/3)-2;0)" office:value-type="float" office:value="1165" calcext:value-type="float">
            <text:p>1165</text:p>
          </table:table-cell>
          <table:table-cell table:formula="of:=IF([.E50]&gt;6;INT([.E50]/3)-2;0)" office:value-type="float" office:value="386" calcext:value-type="float">
            <text:p>386</text:p>
          </table:table-cell>
          <table:table-cell table:formula="of:=IF([.F50]&gt;6;INT([.F50]/3)-2;0)" office:value-type="float" office:value="126" calcext:value-type="float">
            <text:p>126</text:p>
          </table:table-cell>
          <table:table-cell table:formula="of:=IF([.G50]&gt;6;INT([.G50]/3)-2;0)" office:value-type="float" office:value="40" calcext:value-type="float">
            <text:p>40</text:p>
          </table:table-cell>
          <table:table-cell table:formula="of:=IF([.H50]&gt;6;INT([.H50]/3)-2;0)" office:value-type="float" office:value="11" calcext:value-type="float">
            <text:p>11</text:p>
          </table:table-cell>
          <table:table-cell table:formula="of:=IF([.I50]&gt;6;INT([.I50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8225" calcext:value-type="float">
            <text:p>58225</text:p>
          </table:table-cell>
          <table:table-cell table:formula="of:=IF([.A51]&gt;6;INT([.A51]/3)-2;0)" office:value-type="float" office:value="19406" calcext:value-type="float">
            <text:p>19406</text:p>
          </table:table-cell>
          <table:table-cell table:formula="of:=IF([.B51]&gt;6;INT([.B51]/3)-2;0)" office:value-type="float" office:value="6466" calcext:value-type="float">
            <text:p>6466</text:p>
          </table:table-cell>
          <table:table-cell table:formula="of:=IF([.C51]&gt;6;INT([.C51]/3)-2;0)" office:value-type="float" office:value="2153" calcext:value-type="float">
            <text:p>2153</text:p>
          </table:table-cell>
          <table:table-cell table:formula="of:=IF([.D51]&gt;6;INT([.D51]/3)-2;0)" office:value-type="float" office:value="715" calcext:value-type="float">
            <text:p>715</text:p>
          </table:table-cell>
          <table:table-cell table:formula="of:=IF([.E51]&gt;6;INT([.E51]/3)-2;0)" office:value-type="float" office:value="236" calcext:value-type="float">
            <text:p>236</text:p>
          </table:table-cell>
          <table:table-cell table:formula="of:=IF([.F51]&gt;6;INT([.F51]/3)-2;0)" office:value-type="float" office:value="76" calcext:value-type="float">
            <text:p>76</text:p>
          </table:table-cell>
          <table:table-cell table:formula="of:=IF([.G51]&gt;6;INT([.G51]/3)-2;0)" office:value-type="float" office:value="23" calcext:value-type="float">
            <text:p>23</text:p>
          </table:table-cell>
          <table:table-cell table:formula="of:=IF([.H51]&gt;6;INT([.H51]/3)-2;0)" office:value-type="float" office:value="5" calcext:value-type="float">
            <text:p>5</text:p>
          </table:table-cell>
          <table:table-cell table:formula="of:=IF([.I51]&gt;6;INT([.I51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7894" calcext:value-type="float">
            <text:p>77894</text:p>
          </table:table-cell>
          <table:table-cell table:formula="of:=IF([.A52]&gt;6;INT([.A52]/3)-2;0)" office:value-type="float" office:value="25962" calcext:value-type="float">
            <text:p>25962</text:p>
          </table:table-cell>
          <table:table-cell table:formula="of:=IF([.B52]&gt;6;INT([.B52]/3)-2;0)" office:value-type="float" office:value="8652" calcext:value-type="float">
            <text:p>8652</text:p>
          </table:table-cell>
          <table:table-cell table:formula="of:=IF([.C52]&gt;6;INT([.C52]/3)-2;0)" office:value-type="float" office:value="2882" calcext:value-type="float">
            <text:p>2882</text:p>
          </table:table-cell>
          <table:table-cell table:formula="of:=IF([.D52]&gt;6;INT([.D52]/3)-2;0)" office:value-type="float" office:value="958" calcext:value-type="float">
            <text:p>958</text:p>
          </table:table-cell>
          <table:table-cell table:formula="of:=IF([.E52]&gt;6;INT([.E52]/3)-2;0)" office:value-type="float" office:value="317" calcext:value-type="float">
            <text:p>317</text:p>
          </table:table-cell>
          <table:table-cell table:formula="of:=IF([.F52]&gt;6;INT([.F52]/3)-2;0)" office:value-type="float" office:value="103" calcext:value-type="float">
            <text:p>103</text:p>
          </table:table-cell>
          <table:table-cell table:formula="of:=IF([.G52]&gt;6;INT([.G52]/3)-2;0)" office:value-type="float" office:value="32" calcext:value-type="float">
            <text:p>32</text:p>
          </table:table-cell>
          <table:table-cell table:formula="of:=IF([.H52]&gt;6;INT([.H52]/3)-2;0)" office:value-type="float" office:value="8" calcext:value-type="float">
            <text:p>8</text:p>
          </table:table-cell>
          <table:table-cell table:formula="of:=IF([.I52]&gt;6;INT([.I52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8906" calcext:value-type="float">
            <text:p>118906</text:p>
          </table:table-cell>
          <table:table-cell table:formula="of:=IF([.A53]&gt;6;INT([.A53]/3)-2;0)" office:value-type="float" office:value="39633" calcext:value-type="float">
            <text:p>39633</text:p>
          </table:table-cell>
          <table:table-cell table:formula="of:=IF([.B53]&gt;6;INT([.B53]/3)-2;0)" office:value-type="float" office:value="13209" calcext:value-type="float">
            <text:p>13209</text:p>
          </table:table-cell>
          <table:table-cell table:formula="of:=IF([.C53]&gt;6;INT([.C53]/3)-2;0)" office:value-type="float" office:value="4401" calcext:value-type="float">
            <text:p>4401</text:p>
          </table:table-cell>
          <table:table-cell table:formula="of:=IF([.D53]&gt;6;INT([.D53]/3)-2;0)" office:value-type="float" office:value="1465" calcext:value-type="float">
            <text:p>1465</text:p>
          </table:table-cell>
          <table:table-cell table:formula="of:=IF([.E53]&gt;6;INT([.E53]/3)-2;0)" office:value-type="float" office:value="486" calcext:value-type="float">
            <text:p>486</text:p>
          </table:table-cell>
          <table:table-cell table:formula="of:=IF([.F53]&gt;6;INT([.F53]/3)-2;0)" office:value-type="float" office:value="160" calcext:value-type="float">
            <text:p>160</text:p>
          </table:table-cell>
          <table:table-cell table:formula="of:=IF([.G53]&gt;6;INT([.G53]/3)-2;0)" office:value-type="float" office:value="51" calcext:value-type="float">
            <text:p>51</text:p>
          </table:table-cell>
          <table:table-cell table:formula="of:=IF([.H53]&gt;6;INT([.H53]/3)-2;0)" office:value-type="float" office:value="15" calcext:value-type="float">
            <text:p>15</text:p>
          </table:table-cell>
          <table:table-cell table:formula="of:=IF([.I53]&gt;6;INT([.I53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27277" calcext:value-type="float">
            <text:p>127277</text:p>
          </table:table-cell>
          <table:table-cell table:formula="of:=IF([.A54]&gt;6;INT([.A54]/3)-2;0)" office:value-type="float" office:value="42423" calcext:value-type="float">
            <text:p>42423</text:p>
          </table:table-cell>
          <table:table-cell table:formula="of:=IF([.B54]&gt;6;INT([.B54]/3)-2;0)" office:value-type="float" office:value="14139" calcext:value-type="float">
            <text:p>14139</text:p>
          </table:table-cell>
          <table:table-cell table:formula="of:=IF([.C54]&gt;6;INT([.C54]/3)-2;0)" office:value-type="float" office:value="4711" calcext:value-type="float">
            <text:p>4711</text:p>
          </table:table-cell>
          <table:table-cell table:formula="of:=IF([.D54]&gt;6;INT([.D54]/3)-2;0)" office:value-type="float" office:value="1568" calcext:value-type="float">
            <text:p>1568</text:p>
          </table:table-cell>
          <table:table-cell table:formula="of:=IF([.E54]&gt;6;INT([.E54]/3)-2;0)" office:value-type="float" office:value="520" calcext:value-type="float">
            <text:p>520</text:p>
          </table:table-cell>
          <table:table-cell table:formula="of:=IF([.F54]&gt;6;INT([.F54]/3)-2;0)" office:value-type="float" office:value="171" calcext:value-type="float">
            <text:p>171</text:p>
          </table:table-cell>
          <table:table-cell table:formula="of:=IF([.G54]&gt;6;INT([.G54]/3)-2;0)" office:value-type="float" office:value="55" calcext:value-type="float">
            <text:p>55</text:p>
          </table:table-cell>
          <table:table-cell table:formula="of:=IF([.H54]&gt;6;INT([.H54]/3)-2;0)" office:value-type="float" office:value="16" calcext:value-type="float">
            <text:p>16</text:p>
          </table:table-cell>
          <table:table-cell table:formula="of:=IF([.I54]&gt;6;INT([.I54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01446" calcext:value-type="float">
            <text:p>101446</text:p>
          </table:table-cell>
          <table:table-cell table:formula="of:=IF([.A55]&gt;6;INT([.A55]/3)-2;0)" office:value-type="float" office:value="33813" calcext:value-type="float">
            <text:p>33813</text:p>
          </table:table-cell>
          <table:table-cell table:formula="of:=IF([.B55]&gt;6;INT([.B55]/3)-2;0)" office:value-type="float" office:value="11269" calcext:value-type="float">
            <text:p>11269</text:p>
          </table:table-cell>
          <table:table-cell table:formula="of:=IF([.C55]&gt;6;INT([.C55]/3)-2;0)" office:value-type="float" office:value="3754" calcext:value-type="float">
            <text:p>3754</text:p>
          </table:table-cell>
          <table:table-cell table:formula="of:=IF([.D55]&gt;6;INT([.D55]/3)-2;0)" office:value-type="float" office:value="1249" calcext:value-type="float">
            <text:p>1249</text:p>
          </table:table-cell>
          <table:table-cell table:formula="of:=IF([.E55]&gt;6;INT([.E55]/3)-2;0)" office:value-type="float" office:value="414" calcext:value-type="float">
            <text:p>414</text:p>
          </table:table-cell>
          <table:table-cell table:formula="of:=IF([.F55]&gt;6;INT([.F55]/3)-2;0)" office:value-type="float" office:value="136" calcext:value-type="float">
            <text:p>136</text:p>
          </table:table-cell>
          <table:table-cell table:formula="of:=IF([.G55]&gt;6;INT([.G55]/3)-2;0)" office:value-type="float" office:value="43" calcext:value-type="float">
            <text:p>43</text:p>
          </table:table-cell>
          <table:table-cell table:formula="of:=IF([.H55]&gt;6;INT([.H55]/3)-2;0)" office:value-type="float" office:value="12" calcext:value-type="float">
            <text:p>12</text:p>
          </table:table-cell>
          <table:table-cell table:formula="of:=IF([.I55]&gt;6;INT([.I55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8897" calcext:value-type="float">
            <text:p>58897</text:p>
          </table:table-cell>
          <table:table-cell table:formula="of:=IF([.A56]&gt;6;INT([.A56]/3)-2;0)" office:value-type="float" office:value="19630" calcext:value-type="float">
            <text:p>19630</text:p>
          </table:table-cell>
          <table:table-cell table:formula="of:=IF([.B56]&gt;6;INT([.B56]/3)-2;0)" office:value-type="float" office:value="6541" calcext:value-type="float">
            <text:p>6541</text:p>
          </table:table-cell>
          <table:table-cell table:formula="of:=IF([.C56]&gt;6;INT([.C56]/3)-2;0)" office:value-type="float" office:value="2178" calcext:value-type="float">
            <text:p>2178</text:p>
          </table:table-cell>
          <table:table-cell table:formula="of:=IF([.D56]&gt;6;INT([.D56]/3)-2;0)" office:value-type="float" office:value="724" calcext:value-type="float">
            <text:p>724</text:p>
          </table:table-cell>
          <table:table-cell table:formula="of:=IF([.E56]&gt;6;INT([.E56]/3)-2;0)" office:value-type="float" office:value="239" calcext:value-type="float">
            <text:p>239</text:p>
          </table:table-cell>
          <table:table-cell table:formula="of:=IF([.F56]&gt;6;INT([.F56]/3)-2;0)" office:value-type="float" office:value="77" calcext:value-type="float">
            <text:p>77</text:p>
          </table:table-cell>
          <table:table-cell table:formula="of:=IF([.G56]&gt;6;INT([.G56]/3)-2;0)" office:value-type="float" office:value="23" calcext:value-type="float">
            <text:p>23</text:p>
          </table:table-cell>
          <table:table-cell table:formula="of:=IF([.H56]&gt;6;INT([.H56]/3)-2;0)" office:value-type="float" office:value="5" calcext:value-type="float">
            <text:p>5</text:p>
          </table:table-cell>
          <table:table-cell table:formula="of:=IF([.I56]&gt;6;INT([.I56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3876" calcext:value-type="float">
            <text:p>93876</text:p>
          </table:table-cell>
          <table:table-cell table:formula="of:=IF([.A57]&gt;6;INT([.A57]/3)-2;0)" office:value-type="float" office:value="31290" calcext:value-type="float">
            <text:p>31290</text:p>
          </table:table-cell>
          <table:table-cell table:formula="of:=IF([.B57]&gt;6;INT([.B57]/3)-2;0)" office:value-type="float" office:value="10428" calcext:value-type="float">
            <text:p>10428</text:p>
          </table:table-cell>
          <table:table-cell table:formula="of:=IF([.C57]&gt;6;INT([.C57]/3)-2;0)" office:value-type="float" office:value="3474" calcext:value-type="float">
            <text:p>3474</text:p>
          </table:table-cell>
          <table:table-cell table:formula="of:=IF([.D57]&gt;6;INT([.D57]/3)-2;0)" office:value-type="float" office:value="1156" calcext:value-type="float">
            <text:p>1156</text:p>
          </table:table-cell>
          <table:table-cell table:formula="of:=IF([.E57]&gt;6;INT([.E57]/3)-2;0)" office:value-type="float" office:value="383" calcext:value-type="float">
            <text:p>383</text:p>
          </table:table-cell>
          <table:table-cell table:formula="of:=IF([.F57]&gt;6;INT([.F57]/3)-2;0)" office:value-type="float" office:value="125" calcext:value-type="float">
            <text:p>125</text:p>
          </table:table-cell>
          <table:table-cell table:formula="of:=IF([.G57]&gt;6;INT([.G57]/3)-2;0)" office:value-type="float" office:value="39" calcext:value-type="float">
            <text:p>39</text:p>
          </table:table-cell>
          <table:table-cell table:formula="of:=IF([.H57]&gt;6;INT([.H57]/3)-2;0)" office:value-type="float" office:value="11" calcext:value-type="float">
            <text:p>11</text:p>
          </table:table-cell>
          <table:table-cell table:formula="of:=IF([.I57]&gt;6;INT([.I57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3312" calcext:value-type="float">
            <text:p>53312</text:p>
          </table:table-cell>
          <table:table-cell table:formula="of:=IF([.A58]&gt;6;INT([.A58]/3)-2;0)" office:value-type="float" office:value="17768" calcext:value-type="float">
            <text:p>17768</text:p>
          </table:table-cell>
          <table:table-cell table:formula="of:=IF([.B58]&gt;6;INT([.B58]/3)-2;0)" office:value-type="float" office:value="5920" calcext:value-type="float">
            <text:p>5920</text:p>
          </table:table-cell>
          <table:table-cell table:formula="of:=IF([.C58]&gt;6;INT([.C58]/3)-2;0)" office:value-type="float" office:value="1971" calcext:value-type="float">
            <text:p>1971</text:p>
          </table:table-cell>
          <table:table-cell table:formula="of:=IF([.D58]&gt;6;INT([.D58]/3)-2;0)" office:value-type="float" office:value="655" calcext:value-type="float">
            <text:p>655</text:p>
          </table:table-cell>
          <table:table-cell table:formula="of:=IF([.E58]&gt;6;INT([.E58]/3)-2;0)" office:value-type="float" office:value="216" calcext:value-type="float">
            <text:p>216</text:p>
          </table:table-cell>
          <table:table-cell table:formula="of:=IF([.F58]&gt;6;INT([.F58]/3)-2;0)" office:value-type="float" office:value="70" calcext:value-type="float">
            <text:p>70</text:p>
          </table:table-cell>
          <table:table-cell table:formula="of:=IF([.G58]&gt;6;INT([.G58]/3)-2;0)" office:value-type="float" office:value="21" calcext:value-type="float">
            <text:p>21</text:p>
          </table:table-cell>
          <table:table-cell table:formula="of:=IF([.H58]&gt;6;INT([.H58]/3)-2;0)" office:value-type="float" office:value="5" calcext:value-type="float">
            <text:p>5</text:p>
          </table:table-cell>
          <table:table-cell table:formula="of:=IF([.I58]&gt;6;INT([.I58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7154" calcext:value-type="float">
            <text:p>117154</text:p>
          </table:table-cell>
          <table:table-cell table:formula="of:=IF([.A59]&gt;6;INT([.A59]/3)-2;0)" office:value-type="float" office:value="39049" calcext:value-type="float">
            <text:p>39049</text:p>
          </table:table-cell>
          <table:table-cell table:formula="of:=IF([.B59]&gt;6;INT([.B59]/3)-2;0)" office:value-type="float" office:value="13014" calcext:value-type="float">
            <text:p>13014</text:p>
          </table:table-cell>
          <table:table-cell table:formula="of:=IF([.C59]&gt;6;INT([.C59]/3)-2;0)" office:value-type="float" office:value="4336" calcext:value-type="float">
            <text:p>4336</text:p>
          </table:table-cell>
          <table:table-cell table:formula="of:=IF([.D59]&gt;6;INT([.D59]/3)-2;0)" office:value-type="float" office:value="1443" calcext:value-type="float">
            <text:p>1443</text:p>
          </table:table-cell>
          <table:table-cell table:formula="of:=IF([.E59]&gt;6;INT([.E59]/3)-2;0)" office:value-type="float" office:value="479" calcext:value-type="float">
            <text:p>479</text:p>
          </table:table-cell>
          <table:table-cell table:formula="of:=IF([.F59]&gt;6;INT([.F59]/3)-2;0)" office:value-type="float" office:value="157" calcext:value-type="float">
            <text:p>157</text:p>
          </table:table-cell>
          <table:table-cell table:formula="of:=IF([.G59]&gt;6;INT([.G59]/3)-2;0)" office:value-type="float" office:value="50" calcext:value-type="float">
            <text:p>50</text:p>
          </table:table-cell>
          <table:table-cell table:formula="of:=IF([.H59]&gt;6;INT([.H59]/3)-2;0)" office:value-type="float" office:value="14" calcext:value-type="float">
            <text:p>14</text:p>
          </table:table-cell>
          <table:table-cell table:formula="of:=IF([.I59]&gt;6;INT([.I59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7448" calcext:value-type="float">
            <text:p>77448</text:p>
          </table:table-cell>
          <table:table-cell table:formula="of:=IF([.A60]&gt;6;INT([.A60]/3)-2;0)" office:value-type="float" office:value="25814" calcext:value-type="float">
            <text:p>25814</text:p>
          </table:table-cell>
          <table:table-cell table:formula="of:=IF([.B60]&gt;6;INT([.B60]/3)-2;0)" office:value-type="float" office:value="8602" calcext:value-type="float">
            <text:p>8602</text:p>
          </table:table-cell>
          <table:table-cell table:formula="of:=IF([.C60]&gt;6;INT([.C60]/3)-2;0)" office:value-type="float" office:value="2865" calcext:value-type="float">
            <text:p>2865</text:p>
          </table:table-cell>
          <table:table-cell table:formula="of:=IF([.D60]&gt;6;INT([.D60]/3)-2;0)" office:value-type="float" office:value="953" calcext:value-type="float">
            <text:p>953</text:p>
          </table:table-cell>
          <table:table-cell table:formula="of:=IF([.E60]&gt;6;INT([.E60]/3)-2;0)" office:value-type="float" office:value="315" calcext:value-type="float">
            <text:p>315</text:p>
          </table:table-cell>
          <table:table-cell table:formula="of:=IF([.F60]&gt;6;INT([.F60]/3)-2;0)" office:value-type="float" office:value="103" calcext:value-type="float">
            <text:p>103</text:p>
          </table:table-cell>
          <table:table-cell table:formula="of:=IF([.G60]&gt;6;INT([.G60]/3)-2;0)" office:value-type="float" office:value="32" calcext:value-type="float">
            <text:p>32</text:p>
          </table:table-cell>
          <table:table-cell table:formula="of:=IF([.H60]&gt;6;INT([.H60]/3)-2;0)" office:value-type="float" office:value="8" calcext:value-type="float">
            <text:p>8</text:p>
          </table:table-cell>
          <table:table-cell table:formula="of:=IF([.I60]&gt;6;INT([.I60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2041" calcext:value-type="float">
            <text:p>62041</text:p>
          </table:table-cell>
          <table:table-cell table:formula="of:=IF([.A61]&gt;6;INT([.A61]/3)-2;0)" office:value-type="float" office:value="20678" calcext:value-type="float">
            <text:p>20678</text:p>
          </table:table-cell>
          <table:table-cell table:formula="of:=IF([.B61]&gt;6;INT([.B61]/3)-2;0)" office:value-type="float" office:value="6890" calcext:value-type="float">
            <text:p>6890</text:p>
          </table:table-cell>
          <table:table-cell table:formula="of:=IF([.C61]&gt;6;INT([.C61]/3)-2;0)" office:value-type="float" office:value="2294" calcext:value-type="float">
            <text:p>2294</text:p>
          </table:table-cell>
          <table:table-cell table:formula="of:=IF([.D61]&gt;6;INT([.D61]/3)-2;0)" office:value-type="float" office:value="762" calcext:value-type="float">
            <text:p>762</text:p>
          </table:table-cell>
          <table:table-cell table:formula="of:=IF([.E61]&gt;6;INT([.E61]/3)-2;0)" office:value-type="float" office:value="252" calcext:value-type="float">
            <text:p>252</text:p>
          </table:table-cell>
          <table:table-cell table:formula="of:=IF([.F61]&gt;6;INT([.F61]/3)-2;0)" office:value-type="float" office:value="82" calcext:value-type="float">
            <text:p>82</text:p>
          </table:table-cell>
          <table:table-cell table:formula="of:=IF([.G61]&gt;6;INT([.G61]/3)-2;0)" office:value-type="float" office:value="25" calcext:value-type="float">
            <text:p>25</text:p>
          </table:table-cell>
          <table:table-cell table:formula="of:=IF([.H61]&gt;6;INT([.H61]/3)-2;0)" office:value-type="float" office:value="6" calcext:value-type="float">
            <text:p>6</text:p>
          </table:table-cell>
          <table:table-cell table:formula="of:=IF([.I61]&gt;6;INT([.I61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9069" calcext:value-type="float">
            <text:p>99069</text:p>
          </table:table-cell>
          <table:table-cell table:formula="of:=IF([.A62]&gt;6;INT([.A62]/3)-2;0)" office:value-type="float" office:value="33021" calcext:value-type="float">
            <text:p>33021</text:p>
          </table:table-cell>
          <table:table-cell table:formula="of:=IF([.B62]&gt;6;INT([.B62]/3)-2;0)" office:value-type="float" office:value="11005" calcext:value-type="float">
            <text:p>11005</text:p>
          </table:table-cell>
          <table:table-cell table:formula="of:=IF([.C62]&gt;6;INT([.C62]/3)-2;0)" office:value-type="float" office:value="3666" calcext:value-type="float">
            <text:p>3666</text:p>
          </table:table-cell>
          <table:table-cell table:formula="of:=IF([.D62]&gt;6;INT([.D62]/3)-2;0)" office:value-type="float" office:value="1220" calcext:value-type="float">
            <text:p>1220</text:p>
          </table:table-cell>
          <table:table-cell table:formula="of:=IF([.E62]&gt;6;INT([.E62]/3)-2;0)" office:value-type="float" office:value="404" calcext:value-type="float">
            <text:p>404</text:p>
          </table:table-cell>
          <table:table-cell table:formula="of:=IF([.F62]&gt;6;INT([.F62]/3)-2;0)" office:value-type="float" office:value="132" calcext:value-type="float">
            <text:p>132</text:p>
          </table:table-cell>
          <table:table-cell table:formula="of:=IF([.G62]&gt;6;INT([.G62]/3)-2;0)" office:value-type="float" office:value="42" calcext:value-type="float">
            <text:p>42</text:p>
          </table:table-cell>
          <table:table-cell table:formula="of:=IF([.H62]&gt;6;INT([.H62]/3)-2;0)" office:value-type="float" office:value="12" calcext:value-type="float">
            <text:p>12</text:p>
          </table:table-cell>
          <table:table-cell table:formula="of:=IF([.I62]&gt;6;INT([.I62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87375" calcext:value-type="float">
            <text:p>87375</text:p>
          </table:table-cell>
          <table:table-cell table:formula="of:=IF([.A63]&gt;6;INT([.A63]/3)-2;0)" office:value-type="float" office:value="29123" calcext:value-type="float">
            <text:p>29123</text:p>
          </table:table-cell>
          <table:table-cell table:formula="of:=IF([.B63]&gt;6;INT([.B63]/3)-2;0)" office:value-type="float" office:value="9705" calcext:value-type="float">
            <text:p>9705</text:p>
          </table:table-cell>
          <table:table-cell table:formula="of:=IF([.C63]&gt;6;INT([.C63]/3)-2;0)" office:value-type="float" office:value="3233" calcext:value-type="float">
            <text:p>3233</text:p>
          </table:table-cell>
          <table:table-cell table:formula="of:=IF([.D63]&gt;6;INT([.D63]/3)-2;0)" office:value-type="float" office:value="1075" calcext:value-type="float">
            <text:p>1075</text:p>
          </table:table-cell>
          <table:table-cell table:formula="of:=IF([.E63]&gt;6;INT([.E63]/3)-2;0)" office:value-type="float" office:value="356" calcext:value-type="float">
            <text:p>356</text:p>
          </table:table-cell>
          <table:table-cell table:formula="of:=IF([.F63]&gt;6;INT([.F63]/3)-2;0)" office:value-type="float" office:value="116" calcext:value-type="float">
            <text:p>116</text:p>
          </table:table-cell>
          <table:table-cell table:formula="of:=IF([.G63]&gt;6;INT([.G63]/3)-2;0)" office:value-type="float" office:value="36" calcext:value-type="float">
            <text:p>36</text:p>
          </table:table-cell>
          <table:table-cell table:formula="of:=IF([.H63]&gt;6;INT([.H63]/3)-2;0)" office:value-type="float" office:value="10" calcext:value-type="float">
            <text:p>10</text:p>
          </table:table-cell>
          <table:table-cell table:formula="of:=IF([.I63]&gt;6;INT([.I63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4854" calcext:value-type="float">
            <text:p>134854</text:p>
          </table:table-cell>
          <table:table-cell table:formula="of:=IF([.A64]&gt;6;INT([.A64]/3)-2;0)" office:value-type="float" office:value="44949" calcext:value-type="float">
            <text:p>44949</text:p>
          </table:table-cell>
          <table:table-cell table:formula="of:=IF([.B64]&gt;6;INT([.B64]/3)-2;0)" office:value-type="float" office:value="14981" calcext:value-type="float">
            <text:p>14981</text:p>
          </table:table-cell>
          <table:table-cell table:formula="of:=IF([.C64]&gt;6;INT([.C64]/3)-2;0)" office:value-type="float" office:value="4991" calcext:value-type="float">
            <text:p>4991</text:p>
          </table:table-cell>
          <table:table-cell table:formula="of:=IF([.D64]&gt;6;INT([.D64]/3)-2;0)" office:value-type="float" office:value="1661" calcext:value-type="float">
            <text:p>1661</text:p>
          </table:table-cell>
          <table:table-cell table:formula="of:=IF([.E64]&gt;6;INT([.E64]/3)-2;0)" office:value-type="float" office:value="551" calcext:value-type="float">
            <text:p>551</text:p>
          </table:table-cell>
          <table:table-cell table:formula="of:=IF([.F64]&gt;6;INT([.F64]/3)-2;0)" office:value-type="float" office:value="181" calcext:value-type="float">
            <text:p>181</text:p>
          </table:table-cell>
          <table:table-cell table:formula="of:=IF([.G64]&gt;6;INT([.G64]/3)-2;0)" office:value-type="float" office:value="58" calcext:value-type="float">
            <text:p>58</text:p>
          </table:table-cell>
          <table:table-cell table:formula="of:=IF([.H64]&gt;6;INT([.H64]/3)-2;0)" office:value-type="float" office:value="17" calcext:value-type="float">
            <text:p>17</text:p>
          </table:table-cell>
          <table:table-cell table:formula="of:=IF([.I64]&gt;6;INT([.I64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08561" calcext:value-type="float">
            <text:p>108561</text:p>
          </table:table-cell>
          <table:table-cell table:formula="of:=IF([.A65]&gt;6;INT([.A65]/3)-2;0)" office:value-type="float" office:value="36185" calcext:value-type="float">
            <text:p>36185</text:p>
          </table:table-cell>
          <table:table-cell table:formula="of:=IF([.B65]&gt;6;INT([.B65]/3)-2;0)" office:value-type="float" office:value="12059" calcext:value-type="float">
            <text:p>12059</text:p>
          </table:table-cell>
          <table:table-cell table:formula="of:=IF([.C65]&gt;6;INT([.C65]/3)-2;0)" office:value-type="float" office:value="4017" calcext:value-type="float">
            <text:p>4017</text:p>
          </table:table-cell>
          <table:table-cell table:formula="of:=IF([.D65]&gt;6;INT([.D65]/3)-2;0)" office:value-type="float" office:value="1337" calcext:value-type="float">
            <text:p>1337</text:p>
          </table:table-cell>
          <table:table-cell table:formula="of:=IF([.E65]&gt;6;INT([.E65]/3)-2;0)" office:value-type="float" office:value="443" calcext:value-type="float">
            <text:p>443</text:p>
          </table:table-cell>
          <table:table-cell table:formula="of:=IF([.F65]&gt;6;INT([.F65]/3)-2;0)" office:value-type="float" office:value="145" calcext:value-type="float">
            <text:p>145</text:p>
          </table:table-cell>
          <table:table-cell table:formula="of:=IF([.G65]&gt;6;INT([.G65]/3)-2;0)" office:value-type="float" office:value="46" calcext:value-type="float">
            <text:p>46</text:p>
          </table:table-cell>
          <table:table-cell table:formula="of:=IF([.H65]&gt;6;INT([.H65]/3)-2;0)" office:value-type="float" office:value="13" calcext:value-type="float">
            <text:p>13</text:p>
          </table:table-cell>
          <table:table-cell table:formula="of:=IF([.I65]&gt;6;INT([.I65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26406" calcext:value-type="float">
            <text:p>126406</text:p>
          </table:table-cell>
          <table:table-cell table:formula="of:=IF([.A66]&gt;6;INT([.A66]/3)-2;0)" office:value-type="float" office:value="42133" calcext:value-type="float">
            <text:p>42133</text:p>
          </table:table-cell>
          <table:table-cell table:formula="of:=IF([.B66]&gt;6;INT([.B66]/3)-2;0)" office:value-type="float" office:value="14042" calcext:value-type="float">
            <text:p>14042</text:p>
          </table:table-cell>
          <table:table-cell table:formula="of:=IF([.C66]&gt;6;INT([.C66]/3)-2;0)" office:value-type="float" office:value="4678" calcext:value-type="float">
            <text:p>4678</text:p>
          </table:table-cell>
          <table:table-cell table:formula="of:=IF([.D66]&gt;6;INT([.D66]/3)-2;0)" office:value-type="float" office:value="1557" calcext:value-type="float">
            <text:p>1557</text:p>
          </table:table-cell>
          <table:table-cell table:formula="of:=IF([.E66]&gt;6;INT([.E66]/3)-2;0)" office:value-type="float" office:value="517" calcext:value-type="float">
            <text:p>517</text:p>
          </table:table-cell>
          <table:table-cell table:formula="of:=IF([.F66]&gt;6;INT([.F66]/3)-2;0)" office:value-type="float" office:value="170" calcext:value-type="float">
            <text:p>170</text:p>
          </table:table-cell>
          <table:table-cell table:formula="of:=IF([.G66]&gt;6;INT([.G66]/3)-2;0)" office:value-type="float" office:value="54" calcext:value-type="float">
            <text:p>54</text:p>
          </table:table-cell>
          <table:table-cell table:formula="of:=IF([.H66]&gt;6;INT([.H66]/3)-2;0)" office:value-type="float" office:value="16" calcext:value-type="float">
            <text:p>16</text:p>
          </table:table-cell>
          <table:table-cell table:formula="of:=IF([.I66]&gt;6;INT([.I66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3809" calcext:value-type="float">
            <text:p>53809</text:p>
          </table:table-cell>
          <table:table-cell table:formula="of:=IF([.A67]&gt;6;INT([.A67]/3)-2;0)" office:value-type="float" office:value="17934" calcext:value-type="float">
            <text:p>17934</text:p>
          </table:table-cell>
          <table:table-cell table:formula="of:=IF([.B67]&gt;6;INT([.B67]/3)-2;0)" office:value-type="float" office:value="5976" calcext:value-type="float">
            <text:p>5976</text:p>
          </table:table-cell>
          <table:table-cell table:formula="of:=IF([.C67]&gt;6;INT([.C67]/3)-2;0)" office:value-type="float" office:value="1990" calcext:value-type="float">
            <text:p>1990</text:p>
          </table:table-cell>
          <table:table-cell table:formula="of:=IF([.D67]&gt;6;INT([.D67]/3)-2;0)" office:value-type="float" office:value="661" calcext:value-type="float">
            <text:p>661</text:p>
          </table:table-cell>
          <table:table-cell table:formula="of:=IF([.E67]&gt;6;INT([.E67]/3)-2;0)" office:value-type="float" office:value="218" calcext:value-type="float">
            <text:p>218</text:p>
          </table:table-cell>
          <table:table-cell table:formula="of:=IF([.F67]&gt;6;INT([.F67]/3)-2;0)" office:value-type="float" office:value="70" calcext:value-type="float">
            <text:p>70</text:p>
          </table:table-cell>
          <table:table-cell table:formula="of:=IF([.G67]&gt;6;INT([.G67]/3)-2;0)" office:value-type="float" office:value="21" calcext:value-type="float">
            <text:p>21</text:p>
          </table:table-cell>
          <table:table-cell table:formula="of:=IF([.H67]&gt;6;INT([.H67]/3)-2;0)" office:value-type="float" office:value="5" calcext:value-type="float">
            <text:p>5</text:p>
          </table:table-cell>
          <table:table-cell table:formula="of:=IF([.I67]&gt;6;INT([.I67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0760" calcext:value-type="float">
            <text:p>90760</text:p>
          </table:table-cell>
          <table:table-cell table:formula="of:=IF([.A68]&gt;6;INT([.A68]/3)-2;0)" office:value-type="float" office:value="30251" calcext:value-type="float">
            <text:p>30251</text:p>
          </table:table-cell>
          <table:table-cell table:formula="of:=IF([.B68]&gt;6;INT([.B68]/3)-2;0)" office:value-type="float" office:value="10081" calcext:value-type="float">
            <text:p>10081</text:p>
          </table:table-cell>
          <table:table-cell table:formula="of:=IF([.C68]&gt;6;INT([.C68]/3)-2;0)" office:value-type="float" office:value="3358" calcext:value-type="float">
            <text:p>3358</text:p>
          </table:table-cell>
          <table:table-cell table:formula="of:=IF([.D68]&gt;6;INT([.D68]/3)-2;0)" office:value-type="float" office:value="1117" calcext:value-type="float">
            <text:p>1117</text:p>
          </table:table-cell>
          <table:table-cell table:formula="of:=IF([.E68]&gt;6;INT([.E68]/3)-2;0)" office:value-type="float" office:value="370" calcext:value-type="float">
            <text:p>370</text:p>
          </table:table-cell>
          <table:table-cell table:formula="of:=IF([.F68]&gt;6;INT([.F68]/3)-2;0)" office:value-type="float" office:value="121" calcext:value-type="float">
            <text:p>121</text:p>
          </table:table-cell>
          <table:table-cell table:formula="of:=IF([.G68]&gt;6;INT([.G68]/3)-2;0)" office:value-type="float" office:value="38" calcext:value-type="float">
            <text:p>38</text:p>
          </table:table-cell>
          <table:table-cell table:formula="of:=IF([.H68]&gt;6;INT([.H68]/3)-2;0)" office:value-type="float" office:value="10" calcext:value-type="float">
            <text:p>10</text:p>
          </table:table-cell>
          <table:table-cell table:formula="of:=IF([.I68]&gt;6;INT([.I68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1650" calcext:value-type="float">
            <text:p>121650</text:p>
          </table:table-cell>
          <table:table-cell table:formula="of:=IF([.A69]&gt;6;INT([.A69]/3)-2;0)" office:value-type="float" office:value="40548" calcext:value-type="float">
            <text:p>40548</text:p>
          </table:table-cell>
          <table:table-cell table:formula="of:=IF([.B69]&gt;6;INT([.B69]/3)-2;0)" office:value-type="float" office:value="13514" calcext:value-type="float">
            <text:p>13514</text:p>
          </table:table-cell>
          <table:table-cell table:formula="of:=IF([.C69]&gt;6;INT([.C69]/3)-2;0)" office:value-type="float" office:value="4502" calcext:value-type="float">
            <text:p>4502</text:p>
          </table:table-cell>
          <table:table-cell table:formula="of:=IF([.D69]&gt;6;INT([.D69]/3)-2;0)" office:value-type="float" office:value="1498" calcext:value-type="float">
            <text:p>1498</text:p>
          </table:table-cell>
          <table:table-cell table:formula="of:=IF([.E69]&gt;6;INT([.E69]/3)-2;0)" office:value-type="float" office:value="497" calcext:value-type="float">
            <text:p>497</text:p>
          </table:table-cell>
          <table:table-cell table:formula="of:=IF([.F69]&gt;6;INT([.F69]/3)-2;0)" office:value-type="float" office:value="163" calcext:value-type="float">
            <text:p>163</text:p>
          </table:table-cell>
          <table:table-cell table:formula="of:=IF([.G69]&gt;6;INT([.G69]/3)-2;0)" office:value-type="float" office:value="52" calcext:value-type="float">
            <text:p>52</text:p>
          </table:table-cell>
          <table:table-cell table:formula="of:=IF([.H69]&gt;6;INT([.H69]/3)-2;0)" office:value-type="float" office:value="15" calcext:value-type="float">
            <text:p>15</text:p>
          </table:table-cell>
          <table:table-cell table:formula="of:=IF([.I69]&gt;6;INT([.I69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79573" calcext:value-type="float">
            <text:p>79573</text:p>
          </table:table-cell>
          <table:table-cell table:formula="of:=IF([.A70]&gt;6;INT([.A70]/3)-2;0)" office:value-type="float" office:value="26522" calcext:value-type="float">
            <text:p>26522</text:p>
          </table:table-cell>
          <table:table-cell table:formula="of:=IF([.B70]&gt;6;INT([.B70]/3)-2;0)" office:value-type="float" office:value="8838" calcext:value-type="float">
            <text:p>8838</text:p>
          </table:table-cell>
          <table:table-cell table:formula="of:=IF([.C70]&gt;6;INT([.C70]/3)-2;0)" office:value-type="float" office:value="2944" calcext:value-type="float">
            <text:p>2944</text:p>
          </table:table-cell>
          <table:table-cell table:formula="of:=IF([.D70]&gt;6;INT([.D70]/3)-2;0)" office:value-type="float" office:value="979" calcext:value-type="float">
            <text:p>979</text:p>
          </table:table-cell>
          <table:table-cell table:formula="of:=IF([.E70]&gt;6;INT([.E70]/3)-2;0)" office:value-type="float" office:value="324" calcext:value-type="float">
            <text:p>324</text:p>
          </table:table-cell>
          <table:table-cell table:formula="of:=IF([.F70]&gt;6;INT([.F70]/3)-2;0)" office:value-type="float" office:value="106" calcext:value-type="float">
            <text:p>106</text:p>
          </table:table-cell>
          <table:table-cell table:formula="of:=IF([.G70]&gt;6;INT([.G70]/3)-2;0)" office:value-type="float" office:value="33" calcext:value-type="float">
            <text:p>33</text:p>
          </table:table-cell>
          <table:table-cell table:formula="of:=IF([.H70]&gt;6;INT([.H70]/3)-2;0)" office:value-type="float" office:value="9" calcext:value-type="float">
            <text:p>9</text:p>
          </table:table-cell>
          <table:table-cell table:formula="of:=IF([.I70]&gt;6;INT([.I70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4734" calcext:value-type="float">
            <text:p>134734</text:p>
          </table:table-cell>
          <table:table-cell table:formula="of:=IF([.A71]&gt;6;INT([.A71]/3)-2;0)" office:value-type="float" office:value="44909" calcext:value-type="float">
            <text:p>44909</text:p>
          </table:table-cell>
          <table:table-cell table:formula="of:=IF([.B71]&gt;6;INT([.B71]/3)-2;0)" office:value-type="float" office:value="14967" calcext:value-type="float">
            <text:p>14967</text:p>
          </table:table-cell>
          <table:table-cell table:formula="of:=IF([.C71]&gt;6;INT([.C71]/3)-2;0)" office:value-type="float" office:value="4987" calcext:value-type="float">
            <text:p>4987</text:p>
          </table:table-cell>
          <table:table-cell table:formula="of:=IF([.D71]&gt;6;INT([.D71]/3)-2;0)" office:value-type="float" office:value="1660" calcext:value-type="float">
            <text:p>1660</text:p>
          </table:table-cell>
          <table:table-cell table:formula="of:=IF([.E71]&gt;6;INT([.E71]/3)-2;0)" office:value-type="float" office:value="551" calcext:value-type="float">
            <text:p>551</text:p>
          </table:table-cell>
          <table:table-cell table:formula="of:=IF([.F71]&gt;6;INT([.F71]/3)-2;0)" office:value-type="float" office:value="181" calcext:value-type="float">
            <text:p>181</text:p>
          </table:table-cell>
          <table:table-cell table:formula="of:=IF([.G71]&gt;6;INT([.G71]/3)-2;0)" office:value-type="float" office:value="58" calcext:value-type="float">
            <text:p>58</text:p>
          </table:table-cell>
          <table:table-cell table:formula="of:=IF([.H71]&gt;6;INT([.H71]/3)-2;0)" office:value-type="float" office:value="17" calcext:value-type="float">
            <text:p>17</text:p>
          </table:table-cell>
          <table:table-cell table:formula="of:=IF([.I71]&gt;6;INT([.I71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48021" calcext:value-type="float">
            <text:p>148021</text:p>
          </table:table-cell>
          <table:table-cell table:formula="of:=IF([.A72]&gt;6;INT([.A72]/3)-2;0)" office:value-type="float" office:value="49338" calcext:value-type="float">
            <text:p>49338</text:p>
          </table:table-cell>
          <table:table-cell table:formula="of:=IF([.B72]&gt;6;INT([.B72]/3)-2;0)" office:value-type="float" office:value="16444" calcext:value-type="float">
            <text:p>16444</text:p>
          </table:table-cell>
          <table:table-cell table:formula="of:=IF([.C72]&gt;6;INT([.C72]/3)-2;0)" office:value-type="float" office:value="5479" calcext:value-type="float">
            <text:p>5479</text:p>
          </table:table-cell>
          <table:table-cell table:formula="of:=IF([.D72]&gt;6;INT([.D72]/3)-2;0)" office:value-type="float" office:value="1824" calcext:value-type="float">
            <text:p>1824</text:p>
          </table:table-cell>
          <table:table-cell table:formula="of:=IF([.E72]&gt;6;INT([.E72]/3)-2;0)" office:value-type="float" office:value="606" calcext:value-type="float">
            <text:p>606</text:p>
          </table:table-cell>
          <table:table-cell table:formula="of:=IF([.F72]&gt;6;INT([.F72]/3)-2;0)" office:value-type="float" office:value="200" calcext:value-type="float">
            <text:p>200</text:p>
          </table:table-cell>
          <table:table-cell table:formula="of:=IF([.G72]&gt;6;INT([.G72]/3)-2;0)" office:value-type="float" office:value="64" calcext:value-type="float">
            <text:p>64</text:p>
          </table:table-cell>
          <table:table-cell table:formula="of:=IF([.H72]&gt;6;INT([.H72]/3)-2;0)" office:value-type="float" office:value="19" calcext:value-type="float">
            <text:p>19</text:p>
          </table:table-cell>
          <table:table-cell table:formula="of:=IF([.I72]&gt;6;INT([.I72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84263" calcext:value-type="float">
            <text:p>84263</text:p>
          </table:table-cell>
          <table:table-cell table:formula="of:=IF([.A73]&gt;6;INT([.A73]/3)-2;0)" office:value-type="float" office:value="28085" calcext:value-type="float">
            <text:p>28085</text:p>
          </table:table-cell>
          <table:table-cell table:formula="of:=IF([.B73]&gt;6;INT([.B73]/3)-2;0)" office:value-type="float" office:value="9359" calcext:value-type="float">
            <text:p>9359</text:p>
          </table:table-cell>
          <table:table-cell table:formula="of:=IF([.C73]&gt;6;INT([.C73]/3)-2;0)" office:value-type="float" office:value="3117" calcext:value-type="float">
            <text:p>3117</text:p>
          </table:table-cell>
          <table:table-cell table:formula="of:=IF([.D73]&gt;6;INT([.D73]/3)-2;0)" office:value-type="float" office:value="1037" calcext:value-type="float">
            <text:p>1037</text:p>
          </table:table-cell>
          <table:table-cell table:formula="of:=IF([.E73]&gt;6;INT([.E73]/3)-2;0)" office:value-type="float" office:value="343" calcext:value-type="float">
            <text:p>343</text:p>
          </table:table-cell>
          <table:table-cell table:formula="of:=IF([.F73]&gt;6;INT([.F73]/3)-2;0)" office:value-type="float" office:value="112" calcext:value-type="float">
            <text:p>112</text:p>
          </table:table-cell>
          <table:table-cell table:formula="of:=IF([.G73]&gt;6;INT([.G73]/3)-2;0)" office:value-type="float" office:value="35" calcext:value-type="float">
            <text:p>35</text:p>
          </table:table-cell>
          <table:table-cell table:formula="of:=IF([.H73]&gt;6;INT([.H73]/3)-2;0)" office:value-type="float" office:value="9" calcext:value-type="float">
            <text:p>9</text:p>
          </table:table-cell>
          <table:table-cell table:formula="of:=IF([.I73]&gt;6;INT([.I73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4390" calcext:value-type="float">
            <text:p>54390</text:p>
          </table:table-cell>
          <table:table-cell table:formula="of:=IF([.A74]&gt;6;INT([.A74]/3)-2;0)" office:value-type="float" office:value="18128" calcext:value-type="float">
            <text:p>18128</text:p>
          </table:table-cell>
          <table:table-cell table:formula="of:=IF([.B74]&gt;6;INT([.B74]/3)-2;0)" office:value-type="float" office:value="6040" calcext:value-type="float">
            <text:p>6040</text:p>
          </table:table-cell>
          <table:table-cell table:formula="of:=IF([.C74]&gt;6;INT([.C74]/3)-2;0)" office:value-type="float" office:value="2011" calcext:value-type="float">
            <text:p>2011</text:p>
          </table:table-cell>
          <table:table-cell table:formula="of:=IF([.D74]&gt;6;INT([.D74]/3)-2;0)" office:value-type="float" office:value="668" calcext:value-type="float">
            <text:p>668</text:p>
          </table:table-cell>
          <table:table-cell table:formula="of:=IF([.E74]&gt;6;INT([.E74]/3)-2;0)" office:value-type="float" office:value="220" calcext:value-type="float">
            <text:p>220</text:p>
          </table:table-cell>
          <table:table-cell table:formula="of:=IF([.F74]&gt;6;INT([.F74]/3)-2;0)" office:value-type="float" office:value="71" calcext:value-type="float">
            <text:p>71</text:p>
          </table:table-cell>
          <table:table-cell table:formula="of:=IF([.G74]&gt;6;INT([.G74]/3)-2;0)" office:value-type="float" office:value="21" calcext:value-type="float">
            <text:p>21</text:p>
          </table:table-cell>
          <table:table-cell table:formula="of:=IF([.H74]&gt;6;INT([.H74]/3)-2;0)" office:value-type="float" office:value="5" calcext:value-type="float">
            <text:p>5</text:p>
          </table:table-cell>
          <table:table-cell table:formula="of:=IF([.I74]&gt;6;INT([.I74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32706" calcext:value-type="float">
            <text:p>132706</text:p>
          </table:table-cell>
          <table:table-cell table:formula="of:=IF([.A75]&gt;6;INT([.A75]/3)-2;0)" office:value-type="float" office:value="44233" calcext:value-type="float">
            <text:p>44233</text:p>
          </table:table-cell>
          <table:table-cell table:formula="of:=IF([.B75]&gt;6;INT([.B75]/3)-2;0)" office:value-type="float" office:value="14742" calcext:value-type="float">
            <text:p>14742</text:p>
          </table:table-cell>
          <table:table-cell table:formula="of:=IF([.C75]&gt;6;INT([.C75]/3)-2;0)" office:value-type="float" office:value="4912" calcext:value-type="float">
            <text:p>4912</text:p>
          </table:table-cell>
          <table:table-cell table:formula="of:=IF([.D75]&gt;6;INT([.D75]/3)-2;0)" office:value-type="float" office:value="1635" calcext:value-type="float">
            <text:p>1635</text:p>
          </table:table-cell>
          <table:table-cell table:formula="of:=IF([.E75]&gt;6;INT([.E75]/3)-2;0)" office:value-type="float" office:value="543" calcext:value-type="float">
            <text:p>543</text:p>
          </table:table-cell>
          <table:table-cell table:formula="of:=IF([.F75]&gt;6;INT([.F75]/3)-2;0)" office:value-type="float" office:value="179" calcext:value-type="float">
            <text:p>179</text:p>
          </table:table-cell>
          <table:table-cell table:formula="of:=IF([.G75]&gt;6;INT([.G75]/3)-2;0)" office:value-type="float" office:value="57" calcext:value-type="float">
            <text:p>57</text:p>
          </table:table-cell>
          <table:table-cell table:formula="of:=IF([.H75]&gt;6;INT([.H75]/3)-2;0)" office:value-type="float" office:value="17" calcext:value-type="float">
            <text:p>17</text:p>
          </table:table-cell>
          <table:table-cell table:formula="of:=IF([.I75]&gt;6;INT([.I75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48794" calcext:value-type="float">
            <text:p>148794</text:p>
          </table:table-cell>
          <table:table-cell table:formula="of:=IF([.A76]&gt;6;INT([.A76]/3)-2;0)" office:value-type="float" office:value="49596" calcext:value-type="float">
            <text:p>49596</text:p>
          </table:table-cell>
          <table:table-cell table:formula="of:=IF([.B76]&gt;6;INT([.B76]/3)-2;0)" office:value-type="float" office:value="16530" calcext:value-type="float">
            <text:p>16530</text:p>
          </table:table-cell>
          <table:table-cell table:formula="of:=IF([.C76]&gt;6;INT([.C76]/3)-2;0)" office:value-type="float" office:value="5508" calcext:value-type="float">
            <text:p>5508</text:p>
          </table:table-cell>
          <table:table-cell table:formula="of:=IF([.D76]&gt;6;INT([.D76]/3)-2;0)" office:value-type="float" office:value="1834" calcext:value-type="float">
            <text:p>1834</text:p>
          </table:table-cell>
          <table:table-cell table:formula="of:=IF([.E76]&gt;6;INT([.E76]/3)-2;0)" office:value-type="float" office:value="609" calcext:value-type="float">
            <text:p>609</text:p>
          </table:table-cell>
          <table:table-cell table:formula="of:=IF([.F76]&gt;6;INT([.F76]/3)-2;0)" office:value-type="float" office:value="201" calcext:value-type="float">
            <text:p>201</text:p>
          </table:table-cell>
          <table:table-cell table:formula="of:=IF([.G76]&gt;6;INT([.G76]/3)-2;0)" office:value-type="float" office:value="65" calcext:value-type="float">
            <text:p>65</text:p>
          </table:table-cell>
          <table:table-cell table:formula="of:=IF([.H76]&gt;6;INT([.H76]/3)-2;0)" office:value-type="float" office:value="19" calcext:value-type="float">
            <text:p>19</text:p>
          </table:table-cell>
          <table:table-cell table:formula="of:=IF([.I76]&gt;6;INT([.I76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67302" calcext:value-type="float">
            <text:p>67302</text:p>
          </table:table-cell>
          <table:table-cell table:formula="of:=IF([.A77]&gt;6;INT([.A77]/3)-2;0)" office:value-type="float" office:value="22432" calcext:value-type="float">
            <text:p>22432</text:p>
          </table:table-cell>
          <table:table-cell table:formula="of:=IF([.B77]&gt;6;INT([.B77]/3)-2;0)" office:value-type="float" office:value="7475" calcext:value-type="float">
            <text:p>7475</text:p>
          </table:table-cell>
          <table:table-cell table:formula="of:=IF([.C77]&gt;6;INT([.C77]/3)-2;0)" office:value-type="float" office:value="2489" calcext:value-type="float">
            <text:p>2489</text:p>
          </table:table-cell>
          <table:table-cell table:formula="of:=IF([.D77]&gt;6;INT([.D77]/3)-2;0)" office:value-type="float" office:value="827" calcext:value-type="float">
            <text:p>827</text:p>
          </table:table-cell>
          <table:table-cell table:formula="of:=IF([.E77]&gt;6;INT([.E77]/3)-2;0)" office:value-type="float" office:value="273" calcext:value-type="float">
            <text:p>273</text:p>
          </table:table-cell>
          <table:table-cell table:formula="of:=IF([.F77]&gt;6;INT([.F77]/3)-2;0)" office:value-type="float" office:value="89" calcext:value-type="float">
            <text:p>89</text:p>
          </table:table-cell>
          <table:table-cell table:formula="of:=IF([.G77]&gt;6;INT([.G77]/3)-2;0)" office:value-type="float" office:value="27" calcext:value-type="float">
            <text:p>27</text:p>
          </table:table-cell>
          <table:table-cell table:formula="of:=IF([.H77]&gt;6;INT([.H77]/3)-2;0)" office:value-type="float" office:value="7" calcext:value-type="float">
            <text:p>7</text:p>
          </table:table-cell>
          <table:table-cell table:formula="of:=IF([.I77]&gt;6;INT([.I77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6885" calcext:value-type="float">
            <text:p>146885</text:p>
          </table:table-cell>
          <table:table-cell table:formula="of:=IF([.A78]&gt;6;INT([.A78]/3)-2;0)" office:value-type="float" office:value="48959" calcext:value-type="float">
            <text:p>48959</text:p>
          </table:table-cell>
          <table:table-cell table:formula="of:=IF([.B78]&gt;6;INT([.B78]/3)-2;0)" office:value-type="float" office:value="16317" calcext:value-type="float">
            <text:p>16317</text:p>
          </table:table-cell>
          <table:table-cell table:formula="of:=IF([.C78]&gt;6;INT([.C78]/3)-2;0)" office:value-type="float" office:value="5437" calcext:value-type="float">
            <text:p>5437</text:p>
          </table:table-cell>
          <table:table-cell table:formula="of:=IF([.D78]&gt;6;INT([.D78]/3)-2;0)" office:value-type="float" office:value="1810" calcext:value-type="float">
            <text:p>1810</text:p>
          </table:table-cell>
          <table:table-cell table:formula="of:=IF([.E78]&gt;6;INT([.E78]/3)-2;0)" office:value-type="float" office:value="601" calcext:value-type="float">
            <text:p>601</text:p>
          </table:table-cell>
          <table:table-cell table:formula="of:=IF([.F78]&gt;6;INT([.F78]/3)-2;0)" office:value-type="float" office:value="198" calcext:value-type="float">
            <text:p>198</text:p>
          </table:table-cell>
          <table:table-cell table:formula="of:=IF([.G78]&gt;6;INT([.G78]/3)-2;0)" office:value-type="float" office:value="64" calcext:value-type="float">
            <text:p>64</text:p>
          </table:table-cell>
          <table:table-cell table:formula="of:=IF([.H78]&gt;6;INT([.H78]/3)-2;0)" office:value-type="float" office:value="19" calcext:value-type="float">
            <text:p>19</text:p>
          </table:table-cell>
          <table:table-cell table:formula="of:=IF([.I78]&gt;6;INT([.I78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76108" calcext:value-type="float">
            <text:p>76108</text:p>
          </table:table-cell>
          <table:table-cell table:formula="of:=IF([.A79]&gt;6;INT([.A79]/3)-2;0)" office:value-type="float" office:value="25367" calcext:value-type="float">
            <text:p>25367</text:p>
          </table:table-cell>
          <table:table-cell table:formula="of:=IF([.B79]&gt;6;INT([.B79]/3)-2;0)" office:value-type="float" office:value="8453" calcext:value-type="float">
            <text:p>8453</text:p>
          </table:table-cell>
          <table:table-cell table:formula="of:=IF([.C79]&gt;6;INT([.C79]/3)-2;0)" office:value-type="float" office:value="2815" calcext:value-type="float">
            <text:p>2815</text:p>
          </table:table-cell>
          <table:table-cell table:formula="of:=IF([.D79]&gt;6;INT([.D79]/3)-2;0)" office:value-type="float" office:value="936" calcext:value-type="float">
            <text:p>936</text:p>
          </table:table-cell>
          <table:table-cell table:formula="of:=IF([.E79]&gt;6;INT([.E79]/3)-2;0)" office:value-type="float" office:value="310" calcext:value-type="float">
            <text:p>310</text:p>
          </table:table-cell>
          <table:table-cell table:formula="of:=IF([.F79]&gt;6;INT([.F79]/3)-2;0)" office:value-type="float" office:value="101" calcext:value-type="float">
            <text:p>101</text:p>
          </table:table-cell>
          <table:table-cell table:formula="of:=IF([.G79]&gt;6;INT([.G79]/3)-2;0)" office:value-type="float" office:value="31" calcext:value-type="float">
            <text:p>31</text:p>
          </table:table-cell>
          <table:table-cell table:formula="of:=IF([.H79]&gt;6;INT([.H79]/3)-2;0)" office:value-type="float" office:value="8" calcext:value-type="float">
            <text:p>8</text:p>
          </table:table-cell>
          <table:table-cell table:formula="of:=IF([.I79]&gt;6;INT([.I79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6270" calcext:value-type="float">
            <text:p>76270</text:p>
          </table:table-cell>
          <table:table-cell table:formula="of:=IF([.A80]&gt;6;INT([.A80]/3)-2;0)" office:value-type="float" office:value="25421" calcext:value-type="float">
            <text:p>25421</text:p>
          </table:table-cell>
          <table:table-cell table:formula="of:=IF([.B80]&gt;6;INT([.B80]/3)-2;0)" office:value-type="float" office:value="8471" calcext:value-type="float">
            <text:p>8471</text:p>
          </table:table-cell>
          <table:table-cell table:formula="of:=IF([.C80]&gt;6;INT([.C80]/3)-2;0)" office:value-type="float" office:value="2821" calcext:value-type="float">
            <text:p>2821</text:p>
          </table:table-cell>
          <table:table-cell table:formula="of:=IF([.D80]&gt;6;INT([.D80]/3)-2;0)" office:value-type="float" office:value="938" calcext:value-type="float">
            <text:p>938</text:p>
          </table:table-cell>
          <table:table-cell table:formula="of:=IF([.E80]&gt;6;INT([.E80]/3)-2;0)" office:value-type="float" office:value="310" calcext:value-type="float">
            <text:p>310</text:p>
          </table:table-cell>
          <table:table-cell table:formula="of:=IF([.F80]&gt;6;INT([.F80]/3)-2;0)" office:value-type="float" office:value="101" calcext:value-type="float">
            <text:p>101</text:p>
          </table:table-cell>
          <table:table-cell table:formula="of:=IF([.G80]&gt;6;INT([.G80]/3)-2;0)" office:value-type="float" office:value="31" calcext:value-type="float">
            <text:p>31</text:p>
          </table:table-cell>
          <table:table-cell table:formula="of:=IF([.H80]&gt;6;INT([.H80]/3)-2;0)" office:value-type="float" office:value="8" calcext:value-type="float">
            <text:p>8</text:p>
          </table:table-cell>
          <table:table-cell table:formula="of:=IF([.I80]&gt;6;INT([.I80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4548" calcext:value-type="float">
            <text:p>54548</text:p>
          </table:table-cell>
          <table:table-cell table:formula="of:=IF([.A81]&gt;6;INT([.A81]/3)-2;0)" office:value-type="float" office:value="18180" calcext:value-type="float">
            <text:p>18180</text:p>
          </table:table-cell>
          <table:table-cell table:formula="of:=IF([.B81]&gt;6;INT([.B81]/3)-2;0)" office:value-type="float" office:value="6058" calcext:value-type="float">
            <text:p>6058</text:p>
          </table:table-cell>
          <table:table-cell table:formula="of:=IF([.C81]&gt;6;INT([.C81]/3)-2;0)" office:value-type="float" office:value="2017" calcext:value-type="float">
            <text:p>2017</text:p>
          </table:table-cell>
          <table:table-cell table:formula="of:=IF([.D81]&gt;6;INT([.D81]/3)-2;0)" office:value-type="float" office:value="670" calcext:value-type="float">
            <text:p>670</text:p>
          </table:table-cell>
          <table:table-cell table:formula="of:=IF([.E81]&gt;6;INT([.E81]/3)-2;0)" office:value-type="float" office:value="221" calcext:value-type="float">
            <text:p>221</text:p>
          </table:table-cell>
          <table:table-cell table:formula="of:=IF([.F81]&gt;6;INT([.F81]/3)-2;0)" office:value-type="float" office:value="71" calcext:value-type="float">
            <text:p>71</text:p>
          </table:table-cell>
          <table:table-cell table:formula="of:=IF([.G81]&gt;6;INT([.G81]/3)-2;0)" office:value-type="float" office:value="21" calcext:value-type="float">
            <text:p>21</text:p>
          </table:table-cell>
          <table:table-cell table:formula="of:=IF([.H81]&gt;6;INT([.H81]/3)-2;0)" office:value-type="float" office:value="5" calcext:value-type="float">
            <text:p>5</text:p>
          </table:table-cell>
          <table:table-cell table:formula="of:=IF([.I81]&gt;6;INT([.I81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6920" calcext:value-type="float">
            <text:p>146920</text:p>
          </table:table-cell>
          <table:table-cell table:formula="of:=IF([.A82]&gt;6;INT([.A82]/3)-2;0)" office:value-type="float" office:value="48971" calcext:value-type="float">
            <text:p>48971</text:p>
          </table:table-cell>
          <table:table-cell table:formula="of:=IF([.B82]&gt;6;INT([.B82]/3)-2;0)" office:value-type="float" office:value="16321" calcext:value-type="float">
            <text:p>16321</text:p>
          </table:table-cell>
          <table:table-cell table:formula="of:=IF([.C82]&gt;6;INT([.C82]/3)-2;0)" office:value-type="float" office:value="5438" calcext:value-type="float">
            <text:p>5438</text:p>
          </table:table-cell>
          <table:table-cell table:formula="of:=IF([.D82]&gt;6;INT([.D82]/3)-2;0)" office:value-type="float" office:value="1810" calcext:value-type="float">
            <text:p>1810</text:p>
          </table:table-cell>
          <table:table-cell table:formula="of:=IF([.E82]&gt;6;INT([.E82]/3)-2;0)" office:value-type="float" office:value="601" calcext:value-type="float">
            <text:p>601</text:p>
          </table:table-cell>
          <table:table-cell table:formula="of:=IF([.F82]&gt;6;INT([.F82]/3)-2;0)" office:value-type="float" office:value="198" calcext:value-type="float">
            <text:p>198</text:p>
          </table:table-cell>
          <table:table-cell table:formula="of:=IF([.G82]&gt;6;INT([.G82]/3)-2;0)" office:value-type="float" office:value="64" calcext:value-type="float">
            <text:p>64</text:p>
          </table:table-cell>
          <table:table-cell table:formula="of:=IF([.H82]&gt;6;INT([.H82]/3)-2;0)" office:value-type="float" office:value="19" calcext:value-type="float">
            <text:p>19</text:p>
          </table:table-cell>
          <table:table-cell table:formula="of:=IF([.I82]&gt;6;INT([.I82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45282" calcext:value-type="float">
            <text:p>145282</text:p>
          </table:table-cell>
          <table:table-cell table:formula="of:=IF([.A83]&gt;6;INT([.A83]/3)-2;0)" office:value-type="float" office:value="48425" calcext:value-type="float">
            <text:p>48425</text:p>
          </table:table-cell>
          <table:table-cell table:formula="of:=IF([.B83]&gt;6;INT([.B83]/3)-2;0)" office:value-type="float" office:value="16139" calcext:value-type="float">
            <text:p>16139</text:p>
          </table:table-cell>
          <table:table-cell table:formula="of:=IF([.C83]&gt;6;INT([.C83]/3)-2;0)" office:value-type="float" office:value="5377" calcext:value-type="float">
            <text:p>5377</text:p>
          </table:table-cell>
          <table:table-cell table:formula="of:=IF([.D83]&gt;6;INT([.D83]/3)-2;0)" office:value-type="float" office:value="1790" calcext:value-type="float">
            <text:p>1790</text:p>
          </table:table-cell>
          <table:table-cell table:formula="of:=IF([.E83]&gt;6;INT([.E83]/3)-2;0)" office:value-type="float" office:value="594" calcext:value-type="float">
            <text:p>594</text:p>
          </table:table-cell>
          <table:table-cell table:formula="of:=IF([.F83]&gt;6;INT([.F83]/3)-2;0)" office:value-type="float" office:value="196" calcext:value-type="float">
            <text:p>196</text:p>
          </table:table-cell>
          <table:table-cell table:formula="of:=IF([.G83]&gt;6;INT([.G83]/3)-2;0)" office:value-type="float" office:value="63" calcext:value-type="float">
            <text:p>63</text:p>
          </table:table-cell>
          <table:table-cell table:formula="of:=IF([.H83]&gt;6;INT([.H83]/3)-2;0)" office:value-type="float" office:value="19" calcext:value-type="float">
            <text:p>19</text:p>
          </table:table-cell>
          <table:table-cell table:formula="of:=IF([.I83]&gt;6;INT([.I83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29509" calcext:value-type="float">
            <text:p>129509</text:p>
          </table:table-cell>
          <table:table-cell table:formula="of:=IF([.A84]&gt;6;INT([.A84]/3)-2;0)" office:value-type="float" office:value="43167" calcext:value-type="float">
            <text:p>43167</text:p>
          </table:table-cell>
          <table:table-cell table:formula="of:=IF([.B84]&gt;6;INT([.B84]/3)-2;0)" office:value-type="float" office:value="14387" calcext:value-type="float">
            <text:p>14387</text:p>
          </table:table-cell>
          <table:table-cell table:formula="of:=IF([.C84]&gt;6;INT([.C84]/3)-2;0)" office:value-type="float" office:value="4793" calcext:value-type="float">
            <text:p>4793</text:p>
          </table:table-cell>
          <table:table-cell table:formula="of:=IF([.D84]&gt;6;INT([.D84]/3)-2;0)" office:value-type="float" office:value="1595" calcext:value-type="float">
            <text:p>1595</text:p>
          </table:table-cell>
          <table:table-cell table:formula="of:=IF([.E84]&gt;6;INT([.E84]/3)-2;0)" office:value-type="float" office:value="529" calcext:value-type="float">
            <text:p>529</text:p>
          </table:table-cell>
          <table:table-cell table:formula="of:=IF([.F84]&gt;6;INT([.F84]/3)-2;0)" office:value-type="float" office:value="174" calcext:value-type="float">
            <text:p>174</text:p>
          </table:table-cell>
          <table:table-cell table:formula="of:=IF([.G84]&gt;6;INT([.G84]/3)-2;0)" office:value-type="float" office:value="56" calcext:value-type="float">
            <text:p>56</text:p>
          </table:table-cell>
          <table:table-cell table:formula="of:=IF([.H84]&gt;6;INT([.H84]/3)-2;0)" office:value-type="float" office:value="16" calcext:value-type="float">
            <text:p>16</text:p>
          </table:table-cell>
          <table:table-cell table:formula="of:=IF([.I84]&gt;6;INT([.I84]/3)-2;0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44139" calcext:value-type="float">
            <text:p>144139</text:p>
          </table:table-cell>
          <table:table-cell table:formula="of:=IF([.A85]&gt;6;INT([.A85]/3)-2;0)" office:value-type="float" office:value="48044" calcext:value-type="float">
            <text:p>48044</text:p>
          </table:table-cell>
          <table:table-cell table:formula="of:=IF([.B85]&gt;6;INT([.B85]/3)-2;0)" office:value-type="float" office:value="16012" calcext:value-type="float">
            <text:p>16012</text:p>
          </table:table-cell>
          <table:table-cell table:formula="of:=IF([.C85]&gt;6;INT([.C85]/3)-2;0)" office:value-type="float" office:value="5335" calcext:value-type="float">
            <text:p>5335</text:p>
          </table:table-cell>
          <table:table-cell table:formula="of:=IF([.D85]&gt;6;INT([.D85]/3)-2;0)" office:value-type="float" office:value="1776" calcext:value-type="float">
            <text:p>1776</text:p>
          </table:table-cell>
          <table:table-cell table:formula="of:=IF([.E85]&gt;6;INT([.E85]/3)-2;0)" office:value-type="float" office:value="590" calcext:value-type="float">
            <text:p>590</text:p>
          </table:table-cell>
          <table:table-cell table:formula="of:=IF([.F85]&gt;6;INT([.F85]/3)-2;0)" office:value-type="float" office:value="194" calcext:value-type="float">
            <text:p>194</text:p>
          </table:table-cell>
          <table:table-cell table:formula="of:=IF([.G85]&gt;6;INT([.G85]/3)-2;0)" office:value-type="float" office:value="62" calcext:value-type="float">
            <text:p>62</text:p>
          </table:table-cell>
          <table:table-cell table:formula="of:=IF([.H85]&gt;6;INT([.H85]/3)-2;0)" office:value-type="float" office:value="18" calcext:value-type="float">
            <text:p>18</text:p>
          </table:table-cell>
          <table:table-cell table:formula="of:=IF([.I85]&gt;6;INT([.I85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41713" calcext:value-type="float">
            <text:p>141713</text:p>
          </table:table-cell>
          <table:table-cell table:formula="of:=IF([.A86]&gt;6;INT([.A86]/3)-2;0)" office:value-type="float" office:value="47235" calcext:value-type="float">
            <text:p>47235</text:p>
          </table:table-cell>
          <table:table-cell table:formula="of:=IF([.B86]&gt;6;INT([.B86]/3)-2;0)" office:value-type="float" office:value="15743" calcext:value-type="float">
            <text:p>15743</text:p>
          </table:table-cell>
          <table:table-cell table:formula="of:=IF([.C86]&gt;6;INT([.C86]/3)-2;0)" office:value-type="float" office:value="5245" calcext:value-type="float">
            <text:p>5245</text:p>
          </table:table-cell>
          <table:table-cell table:formula="of:=IF([.D86]&gt;6;INT([.D86]/3)-2;0)" office:value-type="float" office:value="1746" calcext:value-type="float">
            <text:p>1746</text:p>
          </table:table-cell>
          <table:table-cell table:formula="of:=IF([.E86]&gt;6;INT([.E86]/3)-2;0)" office:value-type="float" office:value="580" calcext:value-type="float">
            <text:p>580</text:p>
          </table:table-cell>
          <table:table-cell table:formula="of:=IF([.F86]&gt;6;INT([.F86]/3)-2;0)" office:value-type="float" office:value="191" calcext:value-type="float">
            <text:p>191</text:p>
          </table:table-cell>
          <table:table-cell table:formula="of:=IF([.G86]&gt;6;INT([.G86]/3)-2;0)" office:value-type="float" office:value="61" calcext:value-type="float">
            <text:p>61</text:p>
          </table:table-cell>
          <table:table-cell table:formula="of:=IF([.H86]&gt;6;INT([.H86]/3)-2;0)" office:value-type="float" office:value="18" calcext:value-type="float">
            <text:p>18</text:p>
          </table:table-cell>
          <table:table-cell table:formula="of:=IF([.I86]&gt;6;INT([.I86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62547" calcext:value-type="float">
            <text:p>62547</text:p>
          </table:table-cell>
          <table:table-cell table:formula="of:=IF([.A87]&gt;6;INT([.A87]/3)-2;0)" office:value-type="float" office:value="20847" calcext:value-type="float">
            <text:p>20847</text:p>
          </table:table-cell>
          <table:table-cell table:formula="of:=IF([.B87]&gt;6;INT([.B87]/3)-2;0)" office:value-type="float" office:value="6947" calcext:value-type="float">
            <text:p>6947</text:p>
          </table:table-cell>
          <table:table-cell table:formula="of:=IF([.C87]&gt;6;INT([.C87]/3)-2;0)" office:value-type="float" office:value="2313" calcext:value-type="float">
            <text:p>2313</text:p>
          </table:table-cell>
          <table:table-cell table:formula="of:=IF([.D87]&gt;6;INT([.D87]/3)-2;0)" office:value-type="float" office:value="769" calcext:value-type="float">
            <text:p>769</text:p>
          </table:table-cell>
          <table:table-cell table:formula="of:=IF([.E87]&gt;6;INT([.E87]/3)-2;0)" office:value-type="float" office:value="254" calcext:value-type="float">
            <text:p>254</text:p>
          </table:table-cell>
          <table:table-cell table:formula="of:=IF([.F87]&gt;6;INT([.F87]/3)-2;0)" office:value-type="float" office:value="82" calcext:value-type="float">
            <text:p>82</text:p>
          </table:table-cell>
          <table:table-cell table:formula="of:=IF([.G87]&gt;6;INT([.G87]/3)-2;0)" office:value-type="float" office:value="25" calcext:value-type="float">
            <text:p>25</text:p>
          </table:table-cell>
          <table:table-cell table:formula="of:=IF([.H87]&gt;6;INT([.H87]/3)-2;0)" office:value-type="float" office:value="6" calcext:value-type="float">
            <text:p>6</text:p>
          </table:table-cell>
          <table:table-cell table:formula="of:=IF([.I87]&gt;6;INT([.I87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9898" calcext:value-type="float">
            <text:p>149898</text:p>
          </table:table-cell>
          <table:table-cell table:formula="of:=IF([.A88]&gt;6;INT([.A88]/3)-2;0)" office:value-type="float" office:value="49964" calcext:value-type="float">
            <text:p>49964</text:p>
          </table:table-cell>
          <table:table-cell table:formula="of:=IF([.B88]&gt;6;INT([.B88]/3)-2;0)" office:value-type="float" office:value="16652" calcext:value-type="float">
            <text:p>16652</text:p>
          </table:table-cell>
          <table:table-cell table:formula="of:=IF([.C88]&gt;6;INT([.C88]/3)-2;0)" office:value-type="float" office:value="5548" calcext:value-type="float">
            <text:p>5548</text:p>
          </table:table-cell>
          <table:table-cell table:formula="of:=IF([.D88]&gt;6;INT([.D88]/3)-2;0)" office:value-type="float" office:value="1847" calcext:value-type="float">
            <text:p>1847</text:p>
          </table:table-cell>
          <table:table-cell table:formula="of:=IF([.E88]&gt;6;INT([.E88]/3)-2;0)" office:value-type="float" office:value="613" calcext:value-type="float">
            <text:p>613</text:p>
          </table:table-cell>
          <table:table-cell table:formula="of:=IF([.F88]&gt;6;INT([.F88]/3)-2;0)" office:value-type="float" office:value="202" calcext:value-type="float">
            <text:p>202</text:p>
          </table:table-cell>
          <table:table-cell table:formula="of:=IF([.G88]&gt;6;INT([.G88]/3)-2;0)" office:value-type="float" office:value="65" calcext:value-type="float">
            <text:p>65</text:p>
          </table:table-cell>
          <table:table-cell table:formula="of:=IF([.H88]&gt;6;INT([.H88]/3)-2;0)" office:value-type="float" office:value="19" calcext:value-type="float">
            <text:p>19</text:p>
          </table:table-cell>
          <table:table-cell table:formula="of:=IF([.I88]&gt;6;INT([.I88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96746" calcext:value-type="float">
            <text:p>96746</text:p>
          </table:table-cell>
          <table:table-cell table:formula="of:=IF([.A89]&gt;6;INT([.A89]/3)-2;0)" office:value-type="float" office:value="32246" calcext:value-type="float">
            <text:p>32246</text:p>
          </table:table-cell>
          <table:table-cell table:formula="of:=IF([.B89]&gt;6;INT([.B89]/3)-2;0)" office:value-type="float" office:value="10746" calcext:value-type="float">
            <text:p>10746</text:p>
          </table:table-cell>
          <table:table-cell table:formula="of:=IF([.C89]&gt;6;INT([.C89]/3)-2;0)" office:value-type="float" office:value="3580" calcext:value-type="float">
            <text:p>3580</text:p>
          </table:table-cell>
          <table:table-cell table:formula="of:=IF([.D89]&gt;6;INT([.D89]/3)-2;0)" office:value-type="float" office:value="1191" calcext:value-type="float">
            <text:p>1191</text:p>
          </table:table-cell>
          <table:table-cell table:formula="of:=IF([.E89]&gt;6;INT([.E89]/3)-2;0)" office:value-type="float" office:value="395" calcext:value-type="float">
            <text:p>395</text:p>
          </table:table-cell>
          <table:table-cell table:formula="of:=IF([.F89]&gt;6;INT([.F89]/3)-2;0)" office:value-type="float" office:value="129" calcext:value-type="float">
            <text:p>129</text:p>
          </table:table-cell>
          <table:table-cell table:formula="of:=IF([.G89]&gt;6;INT([.G89]/3)-2;0)" office:value-type="float" office:value="41" calcext:value-type="float">
            <text:p>41</text:p>
          </table:table-cell>
          <table:table-cell table:formula="of:=IF([.H89]&gt;6;INT([.H89]/3)-2;0)" office:value-type="float" office:value="11" calcext:value-type="float">
            <text:p>11</text:p>
          </table:table-cell>
          <table:table-cell table:formula="of:=IF([.I89]&gt;6;INT([.I89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3583" calcext:value-type="float">
            <text:p>83583</text:p>
          </table:table-cell>
          <table:table-cell table:formula="of:=IF([.A90]&gt;6;INT([.A90]/3)-2;0)" office:value-type="float" office:value="27859" calcext:value-type="float">
            <text:p>27859</text:p>
          </table:table-cell>
          <table:table-cell table:formula="of:=IF([.B90]&gt;6;INT([.B90]/3)-2;0)" office:value-type="float" office:value="9284" calcext:value-type="float">
            <text:p>9284</text:p>
          </table:table-cell>
          <table:table-cell table:formula="of:=IF([.C90]&gt;6;INT([.C90]/3)-2;0)" office:value-type="float" office:value="3092" calcext:value-type="float">
            <text:p>3092</text:p>
          </table:table-cell>
          <table:table-cell table:formula="of:=IF([.D90]&gt;6;INT([.D90]/3)-2;0)" office:value-type="float" office:value="1028" calcext:value-type="float">
            <text:p>1028</text:p>
          </table:table-cell>
          <table:table-cell table:formula="of:=IF([.E90]&gt;6;INT([.E90]/3)-2;0)" office:value-type="float" office:value="340" calcext:value-type="float">
            <text:p>340</text:p>
          </table:table-cell>
          <table:table-cell table:formula="of:=IF([.F90]&gt;6;INT([.F90]/3)-2;0)" office:value-type="float" office:value="111" calcext:value-type="float">
            <text:p>111</text:p>
          </table:table-cell>
          <table:table-cell table:formula="of:=IF([.G90]&gt;6;INT([.G90]/3)-2;0)" office:value-type="float" office:value="35" calcext:value-type="float">
            <text:p>35</text:p>
          </table:table-cell>
          <table:table-cell table:formula="of:=IF([.H90]&gt;6;INT([.H90]/3)-2;0)" office:value-type="float" office:value="9" calcext:value-type="float">
            <text:p>9</text:p>
          </table:table-cell>
          <table:table-cell table:formula="of:=IF([.I90]&gt;6;INT([.I90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7758" calcext:value-type="float">
            <text:p>107758</text:p>
          </table:table-cell>
          <table:table-cell table:formula="of:=IF([.A91]&gt;6;INT([.A91]/3)-2;0)" office:value-type="float" office:value="35917" calcext:value-type="float">
            <text:p>35917</text:p>
          </table:table-cell>
          <table:table-cell table:formula="of:=IF([.B91]&gt;6;INT([.B91]/3)-2;0)" office:value-type="float" office:value="11970" calcext:value-type="float">
            <text:p>11970</text:p>
          </table:table-cell>
          <table:table-cell table:formula="of:=IF([.C91]&gt;6;INT([.C91]/3)-2;0)" office:value-type="float" office:value="3988" calcext:value-type="float">
            <text:p>3988</text:p>
          </table:table-cell>
          <table:table-cell table:formula="of:=IF([.D91]&gt;6;INT([.D91]/3)-2;0)" office:value-type="float" office:value="1327" calcext:value-type="float">
            <text:p>1327</text:p>
          </table:table-cell>
          <table:table-cell table:formula="of:=IF([.E91]&gt;6;INT([.E91]/3)-2;0)" office:value-type="float" office:value="440" calcext:value-type="float">
            <text:p>440</text:p>
          </table:table-cell>
          <table:table-cell table:formula="of:=IF([.F91]&gt;6;INT([.F91]/3)-2;0)" office:value-type="float" office:value="144" calcext:value-type="float">
            <text:p>144</text:p>
          </table:table-cell>
          <table:table-cell table:formula="of:=IF([.G91]&gt;6;INT([.G91]/3)-2;0)" office:value-type="float" office:value="46" calcext:value-type="float">
            <text:p>46</text:p>
          </table:table-cell>
          <table:table-cell table:formula="of:=IF([.H91]&gt;6;INT([.H91]/3)-2;0)" office:value-type="float" office:value="13" calcext:value-type="float">
            <text:p>13</text:p>
          </table:table-cell>
          <table:table-cell table:formula="of:=IF([.I91]&gt;6;INT([.I91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63912" calcext:value-type="float">
            <text:p>63912</text:p>
          </table:table-cell>
          <table:table-cell table:formula="of:=IF([.A92]&gt;6;INT([.A92]/3)-2;0)" office:value-type="float" office:value="21302" calcext:value-type="float">
            <text:p>21302</text:p>
          </table:table-cell>
          <table:table-cell table:formula="of:=IF([.B92]&gt;6;INT([.B92]/3)-2;0)" office:value-type="float" office:value="7098" calcext:value-type="float">
            <text:p>7098</text:p>
          </table:table-cell>
          <table:table-cell table:formula="of:=IF([.C92]&gt;6;INT([.C92]/3)-2;0)" office:value-type="float" office:value="2364" calcext:value-type="float">
            <text:p>2364</text:p>
          </table:table-cell>
          <table:table-cell table:formula="of:=IF([.D92]&gt;6;INT([.D92]/3)-2;0)" office:value-type="float" office:value="786" calcext:value-type="float">
            <text:p>786</text:p>
          </table:table-cell>
          <table:table-cell table:formula="of:=IF([.E92]&gt;6;INT([.E92]/3)-2;0)" office:value-type="float" office:value="260" calcext:value-type="float">
            <text:p>260</text:p>
          </table:table-cell>
          <table:table-cell table:formula="of:=IF([.F92]&gt;6;INT([.F92]/3)-2;0)" office:value-type="float" office:value="84" calcext:value-type="float">
            <text:p>84</text:p>
          </table:table-cell>
          <table:table-cell table:formula="of:=IF([.G92]&gt;6;INT([.G92]/3)-2;0)" office:value-type="float" office:value="26" calcext:value-type="float">
            <text:p>26</text:p>
          </table:table-cell>
          <table:table-cell table:formula="of:=IF([.H92]&gt;6;INT([.H92]/3)-2;0)" office:value-type="float" office:value="6" calcext:value-type="float">
            <text:p>6</text:p>
          </table:table-cell>
          <table:table-cell table:formula="of:=IF([.I92]&gt;6;INT([.I92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2036" calcext:value-type="float">
            <text:p>142036</text:p>
          </table:table-cell>
          <table:table-cell table:formula="of:=IF([.A93]&gt;6;INT([.A93]/3)-2;0)" office:value-type="float" office:value="47343" calcext:value-type="float">
            <text:p>47343</text:p>
          </table:table-cell>
          <table:table-cell table:formula="of:=IF([.B93]&gt;6;INT([.B93]/3)-2;0)" office:value-type="float" office:value="15779" calcext:value-type="float">
            <text:p>15779</text:p>
          </table:table-cell>
          <table:table-cell table:formula="of:=IF([.C93]&gt;6;INT([.C93]/3)-2;0)" office:value-type="float" office:value="5257" calcext:value-type="float">
            <text:p>5257</text:p>
          </table:table-cell>
          <table:table-cell table:formula="of:=IF([.D93]&gt;6;INT([.D93]/3)-2;0)" office:value-type="float" office:value="1750" calcext:value-type="float">
            <text:p>1750</text:p>
          </table:table-cell>
          <table:table-cell table:formula="of:=IF([.E93]&gt;6;INT([.E93]/3)-2;0)" office:value-type="float" office:value="581" calcext:value-type="float">
            <text:p>581</text:p>
          </table:table-cell>
          <table:table-cell table:formula="of:=IF([.F93]&gt;6;INT([.F93]/3)-2;0)" office:value-type="float" office:value="191" calcext:value-type="float">
            <text:p>191</text:p>
          </table:table-cell>
          <table:table-cell table:formula="of:=IF([.G93]&gt;6;INT([.G93]/3)-2;0)" office:value-type="float" office:value="61" calcext:value-type="float">
            <text:p>61</text:p>
          </table:table-cell>
          <table:table-cell table:formula="of:=IF([.H93]&gt;6;INT([.H93]/3)-2;0)" office:value-type="float" office:value="18" calcext:value-type="float">
            <text:p>18</text:p>
          </table:table-cell>
          <table:table-cell table:formula="of:=IF([.I93]&gt;6;INT([.I93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12281" calcext:value-type="float">
            <text:p>112281</text:p>
          </table:table-cell>
          <table:table-cell table:formula="of:=IF([.A94]&gt;6;INT([.A94]/3)-2;0)" office:value-type="float" office:value="37425" calcext:value-type="float">
            <text:p>37425</text:p>
          </table:table-cell>
          <table:table-cell table:formula="of:=IF([.B94]&gt;6;INT([.B94]/3)-2;0)" office:value-type="float" office:value="12473" calcext:value-type="float">
            <text:p>12473</text:p>
          </table:table-cell>
          <table:table-cell table:formula="of:=IF([.C94]&gt;6;INT([.C94]/3)-2;0)" office:value-type="float" office:value="4155" calcext:value-type="float">
            <text:p>4155</text:p>
          </table:table-cell>
          <table:table-cell table:formula="of:=IF([.D94]&gt;6;INT([.D94]/3)-2;0)" office:value-type="float" office:value="1383" calcext:value-type="float">
            <text:p>1383</text:p>
          </table:table-cell>
          <table:table-cell table:formula="of:=IF([.E94]&gt;6;INT([.E94]/3)-2;0)" office:value-type="float" office:value="459" calcext:value-type="float">
            <text:p>459</text:p>
          </table:table-cell>
          <table:table-cell table:formula="of:=IF([.F94]&gt;6;INT([.F94]/3)-2;0)" office:value-type="float" office:value="151" calcext:value-type="float">
            <text:p>151</text:p>
          </table:table-cell>
          <table:table-cell table:formula="of:=IF([.G94]&gt;6;INT([.G94]/3)-2;0)" office:value-type="float" office:value="48" calcext:value-type="float">
            <text:p>48</text:p>
          </table:table-cell>
          <table:table-cell table:formula="of:=IF([.H94]&gt;6;INT([.H94]/3)-2;0)" office:value-type="float" office:value="14" calcext:value-type="float">
            <text:p>14</text:p>
          </table:table-cell>
          <table:table-cell table:formula="of:=IF([.I94]&gt;6;INT([.I94]/3)-2;0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91775" calcext:value-type="float">
            <text:p>91775</text:p>
          </table:table-cell>
          <table:table-cell table:formula="of:=IF([.A95]&gt;6;INT([.A95]/3)-2;0)" office:value-type="float" office:value="30589" calcext:value-type="float">
            <text:p>30589</text:p>
          </table:table-cell>
          <table:table-cell table:formula="of:=IF([.B95]&gt;6;INT([.B95]/3)-2;0)" office:value-type="float" office:value="10194" calcext:value-type="float">
            <text:p>10194</text:p>
          </table:table-cell>
          <table:table-cell table:formula="of:=IF([.C95]&gt;6;INT([.C95]/3)-2;0)" office:value-type="float" office:value="3396" calcext:value-type="float">
            <text:p>3396</text:p>
          </table:table-cell>
          <table:table-cell table:formula="of:=IF([.D95]&gt;6;INT([.D95]/3)-2;0)" office:value-type="float" office:value="1130" calcext:value-type="float">
            <text:p>1130</text:p>
          </table:table-cell>
          <table:table-cell table:formula="of:=IF([.E95]&gt;6;INT([.E95]/3)-2;0)" office:value-type="float" office:value="374" calcext:value-type="float">
            <text:p>374</text:p>
          </table:table-cell>
          <table:table-cell table:formula="of:=IF([.F95]&gt;6;INT([.F95]/3)-2;0)" office:value-type="float" office:value="122" calcext:value-type="float">
            <text:p>122</text:p>
          </table:table-cell>
          <table:table-cell table:formula="of:=IF([.G95]&gt;6;INT([.G95]/3)-2;0)" office:value-type="float" office:value="38" calcext:value-type="float">
            <text:p>38</text:p>
          </table:table-cell>
          <table:table-cell table:formula="of:=IF([.H95]&gt;6;INT([.H95]/3)-2;0)" office:value-type="float" office:value="10" calcext:value-type="float">
            <text:p>10</text:p>
          </table:table-cell>
          <table:table-cell table:formula="of:=IF([.I95]&gt;6;INT([.I95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5809" calcext:value-type="float">
            <text:p>75809</text:p>
          </table:table-cell>
          <table:table-cell table:formula="of:=IF([.A96]&gt;6;INT([.A96]/3)-2;0)" office:value-type="float" office:value="25267" calcext:value-type="float">
            <text:p>25267</text:p>
          </table:table-cell>
          <table:table-cell table:formula="of:=IF([.B96]&gt;6;INT([.B96]/3)-2;0)" office:value-type="float" office:value="8420" calcext:value-type="float">
            <text:p>8420</text:p>
          </table:table-cell>
          <table:table-cell table:formula="of:=IF([.C96]&gt;6;INT([.C96]/3)-2;0)" office:value-type="float" office:value="2804" calcext:value-type="float">
            <text:p>2804</text:p>
          </table:table-cell>
          <table:table-cell table:formula="of:=IF([.D96]&gt;6;INT([.D96]/3)-2;0)" office:value-type="float" office:value="932" calcext:value-type="float">
            <text:p>932</text:p>
          </table:table-cell>
          <table:table-cell table:formula="of:=IF([.E96]&gt;6;INT([.E96]/3)-2;0)" office:value-type="float" office:value="308" calcext:value-type="float">
            <text:p>308</text:p>
          </table:table-cell>
          <table:table-cell table:formula="of:=IF([.F96]&gt;6;INT([.F96]/3)-2;0)" office:value-type="float" office:value="100" calcext:value-type="float">
            <text:p>100</text:p>
          </table:table-cell>
          <table:table-cell table:formula="of:=IF([.G96]&gt;6;INT([.G96]/3)-2;0)" office:value-type="float" office:value="31" calcext:value-type="float">
            <text:p>31</text:p>
          </table:table-cell>
          <table:table-cell table:formula="of:=IF([.H96]&gt;6;INT([.H96]/3)-2;0)" office:value-type="float" office:value="8" calcext:value-type="float">
            <text:p>8</text:p>
          </table:table-cell>
          <table:table-cell table:formula="of:=IF([.I96]&gt;6;INT([.I96]/3)-2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2250" calcext:value-type="float">
            <text:p>82250</text:p>
          </table:table-cell>
          <table:table-cell table:formula="of:=IF([.A97]&gt;6;INT([.A97]/3)-2;0)" office:value-type="float" office:value="27414" calcext:value-type="float">
            <text:p>27414</text:p>
          </table:table-cell>
          <table:table-cell table:formula="of:=IF([.B97]&gt;6;INT([.B97]/3)-2;0)" office:value-type="float" office:value="9136" calcext:value-type="float">
            <text:p>9136</text:p>
          </table:table-cell>
          <table:table-cell table:formula="of:=IF([.C97]&gt;6;INT([.C97]/3)-2;0)" office:value-type="float" office:value="3043" calcext:value-type="float">
            <text:p>3043</text:p>
          </table:table-cell>
          <table:table-cell table:formula="of:=IF([.D97]&gt;6;INT([.D97]/3)-2;0)" office:value-type="float" office:value="1012" calcext:value-type="float">
            <text:p>1012</text:p>
          </table:table-cell>
          <table:table-cell table:formula="of:=IF([.E97]&gt;6;INT([.E97]/3)-2;0)" office:value-type="float" office:value="335" calcext:value-type="float">
            <text:p>335</text:p>
          </table:table-cell>
          <table:table-cell table:formula="of:=IF([.F97]&gt;6;INT([.F97]/3)-2;0)" office:value-type="float" office:value="109" calcext:value-type="float">
            <text:p>109</text:p>
          </table:table-cell>
          <table:table-cell table:formula="of:=IF([.G97]&gt;6;INT([.G97]/3)-2;0)" office:value-type="float" office:value="34" calcext:value-type="float">
            <text:p>34</text:p>
          </table:table-cell>
          <table:table-cell table:formula="of:=IF([.H97]&gt;6;INT([.H97]/3)-2;0)" office:value-type="float" office:value="9" calcext:value-type="float">
            <text:p>9</text:p>
          </table:table-cell>
          <table:table-cell table:formula="of:=IF([.I97]&gt;6;INT([.I97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4667" calcext:value-type="float">
            <text:p>144667</text:p>
          </table:table-cell>
          <table:table-cell table:formula="of:=IF([.A98]&gt;6;INT([.A98]/3)-2;0)" office:value-type="float" office:value="48220" calcext:value-type="float">
            <text:p>48220</text:p>
          </table:table-cell>
          <table:table-cell table:formula="of:=IF([.B98]&gt;6;INT([.B98]/3)-2;0)" office:value-type="float" office:value="16071" calcext:value-type="float">
            <text:p>16071</text:p>
          </table:table-cell>
          <table:table-cell table:formula="of:=IF([.C98]&gt;6;INT([.C98]/3)-2;0)" office:value-type="float" office:value="5355" calcext:value-type="float">
            <text:p>5355</text:p>
          </table:table-cell>
          <table:table-cell table:formula="of:=IF([.D98]&gt;6;INT([.D98]/3)-2;0)" office:value-type="float" office:value="1783" calcext:value-type="float">
            <text:p>1783</text:p>
          </table:table-cell>
          <table:table-cell table:formula="of:=IF([.E98]&gt;6;INT([.E98]/3)-2;0)" office:value-type="float" office:value="592" calcext:value-type="float">
            <text:p>592</text:p>
          </table:table-cell>
          <table:table-cell table:formula="of:=IF([.F98]&gt;6;INT([.F98]/3)-2;0)" office:value-type="float" office:value="195" calcext:value-type="float">
            <text:p>195</text:p>
          </table:table-cell>
          <table:table-cell table:formula="of:=IF([.G98]&gt;6;INT([.G98]/3)-2;0)" office:value-type="float" office:value="63" calcext:value-type="float">
            <text:p>63</text:p>
          </table:table-cell>
          <table:table-cell table:formula="of:=IF([.H98]&gt;6;INT([.H98]/3)-2;0)" office:value-type="float" office:value="19" calcext:value-type="float">
            <text:p>19</text:p>
          </table:table-cell>
          <table:table-cell table:formula="of:=IF([.I98]&gt;6;INT([.I98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40140" calcext:value-type="float">
            <text:p>140140</text:p>
          </table:table-cell>
          <table:table-cell table:formula="of:=IF([.A99]&gt;6;INT([.A99]/3)-2;0)" office:value-type="float" office:value="46711" calcext:value-type="float">
            <text:p>46711</text:p>
          </table:table-cell>
          <table:table-cell table:formula="of:=IF([.B99]&gt;6;INT([.B99]/3)-2;0)" office:value-type="float" office:value="15568" calcext:value-type="float">
            <text:p>15568</text:p>
          </table:table-cell>
          <table:table-cell table:formula="of:=IF([.C99]&gt;6;INT([.C99]/3)-2;0)" office:value-type="float" office:value="5187" calcext:value-type="float">
            <text:p>5187</text:p>
          </table:table-cell>
          <table:table-cell table:formula="of:=IF([.D99]&gt;6;INT([.D99]/3)-2;0)" office:value-type="float" office:value="1727" calcext:value-type="float">
            <text:p>1727</text:p>
          </table:table-cell>
          <table:table-cell table:formula="of:=IF([.E99]&gt;6;INT([.E99]/3)-2;0)" office:value-type="float" office:value="573" calcext:value-type="float">
            <text:p>573</text:p>
          </table:table-cell>
          <table:table-cell table:formula="of:=IF([.F99]&gt;6;INT([.F99]/3)-2;0)" office:value-type="float" office:value="189" calcext:value-type="float">
            <text:p>189</text:p>
          </table:table-cell>
          <table:table-cell table:formula="of:=IF([.G99]&gt;6;INT([.G99]/3)-2;0)" office:value-type="float" office:value="61" calcext:value-type="float">
            <text:p>61</text:p>
          </table:table-cell>
          <table:table-cell table:formula="of:=IF([.H99]&gt;6;INT([.H99]/3)-2;0)" office:value-type="float" office:value="18" calcext:value-type="float">
            <text:p>18</text:p>
          </table:table-cell>
          <table:table-cell table:formula="of:=IF([.I99]&gt;6;INT([.I99]/3)-2;0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98276" calcext:value-type="float">
            <text:p>98276</text:p>
          </table:table-cell>
          <table:table-cell table:formula="of:=IF([.A100]&gt;6;INT([.A100]/3)-2;0)" office:value-type="float" office:value="32756" calcext:value-type="float">
            <text:p>32756</text:p>
          </table:table-cell>
          <table:table-cell table:formula="of:=IF([.B100]&gt;6;INT([.B100]/3)-2;0)" office:value-type="float" office:value="10916" calcext:value-type="float">
            <text:p>10916</text:p>
          </table:table-cell>
          <table:table-cell table:formula="of:=IF([.C100]&gt;6;INT([.C100]/3)-2;0)" office:value-type="float" office:value="3636" calcext:value-type="float">
            <text:p>3636</text:p>
          </table:table-cell>
          <table:table-cell table:formula="of:=IF([.D100]&gt;6;INT([.D100]/3)-2;0)" office:value-type="float" office:value="1210" calcext:value-type="float">
            <text:p>1210</text:p>
          </table:table-cell>
          <table:table-cell table:formula="of:=IF([.E100]&gt;6;INT([.E100]/3)-2;0)" office:value-type="float" office:value="401" calcext:value-type="float">
            <text:p>401</text:p>
          </table:table-cell>
          <table:table-cell table:formula="of:=IF([.F100]&gt;6;INT([.F100]/3)-2;0)" office:value-type="float" office:value="131" calcext:value-type="float">
            <text:p>131</text:p>
          </table:table-cell>
          <table:table-cell table:formula="of:=IF([.G100]&gt;6;INT([.G100]/3)-2;0)" office:value-type="float" office:value="41" calcext:value-type="float">
            <text:p>41</text:p>
          </table:table-cell>
          <table:table-cell table:formula="of:=IF([.H100]&gt;6;INT([.H100]/3)-2;0)" office:value-type="float" office:value="11" calcext:value-type="float">
            <text:p>11</text:p>
          </table:table-cell>
          <table:table-cell table:formula="of:=IF([.I100]&gt;6;INT([.I100]/3)-2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3479" calcext:value-type="float">
            <text:p>103479</text:p>
          </table:table-cell>
          <table:table-cell table:formula="of:=IF([.A101]&gt;6;INT([.A101]/3)-2;0)" office:value-type="float" office:value="34491" calcext:value-type="float">
            <text:p>34491</text:p>
          </table:table-cell>
          <table:table-cell table:formula="of:=IF([.B101]&gt;6;INT([.B101]/3)-2;0)" office:value-type="float" office:value="11495" calcext:value-type="float">
            <text:p>11495</text:p>
          </table:table-cell>
          <table:table-cell table:formula="of:=IF([.C101]&gt;6;INT([.C101]/3)-2;0)" office:value-type="float" office:value="3829" calcext:value-type="float">
            <text:p>3829</text:p>
          </table:table-cell>
          <table:table-cell table:formula="of:=IF([.D101]&gt;6;INT([.D101]/3)-2;0)" office:value-type="float" office:value="1274" calcext:value-type="float">
            <text:p>1274</text:p>
          </table:table-cell>
          <table:table-cell table:formula="of:=IF([.E101]&gt;6;INT([.E101]/3)-2;0)" office:value-type="float" office:value="422" calcext:value-type="float">
            <text:p>422</text:p>
          </table:table-cell>
          <table:table-cell table:formula="of:=IF([.F101]&gt;6;INT([.F101]/3)-2;0)" office:value-type="float" office:value="138" calcext:value-type="float">
            <text:p>138</text:p>
          </table:table-cell>
          <table:table-cell table:formula="of:=IF([.G101]&gt;6;INT([.G101]/3)-2;0)" office:value-type="float" office:value="44" calcext:value-type="float">
            <text:p>44</text:p>
          </table:table-cell>
          <table:table-cell table:formula="of:=IF([.H101]&gt;6;INT([.H101]/3)-2;0)" office:value-type="float" office:value="12" calcext:value-type="float">
            <text:p>12</text:p>
          </table:table-cell>
          <table:table-cell table:formula="of:=IF([.I101]&gt;6;INT([.I101]/3)-2;0)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0:50:31.657025518</meta:creation-date>
    <dc:date>2019-12-03T00:55:41.573181884</dc:date>
    <meta:editing-duration>PT5M10S</meta:editing-duration>
    <meta:editing-cycles>1</meta:editing-cycles>
    <meta:document-statistic meta:table-count="1" meta:cell-count="1010" meta:object-count="0"/>
    <meta:generator>LibreOffice/5.2.7.2$Linux_X86_64 LibreOffice_project/20m0$Build-2</meta:generator>
  </office:meta>
</office:document-meta>
</file>